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771cm" fo:margin-left="2.808cm" fo:margin-right="0.011cm" table:align="margins"/>
    </style:style>
    <style:style style:name="Table1.A" style:family="table-column">
      <style:table-column-properties style:column-width="3.036cm" style:rel-column-width="13468*"/>
    </style:style>
    <style:style style:name="Table1.B" style:family="table-column">
      <style:table-column-properties style:column-width="4.263cm" style:rel-column-width="18915*"/>
    </style:style>
    <style:style style:name="Table1.C" style:family="table-column">
      <style:table-column-properties style:column-width="7.472cm" style:rel-column-width="33152*"/>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3" style:family="table-cell">
      <style:table-cell-properties fo:padding="0.097cm" fo:border-left="none" fo:border-right="none" fo:border-top="0.002cm solid #000000" fo:border-bottom="none"/>
    </style:style>
    <style:style style:name="Table1.A4" style:family="table-cell">
      <style:table-cell-properties fo:padding="0.097cm" fo:border-left="none" fo:border-right="none" fo:border-top="0.002cm solid #000000" fo:border-bottom="0.002cm solid #000000"/>
    </style:style>
    <style:style style:name="Table1.A7"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List">
      <style:paragraph-properties fo:margin-left="0cm" fo:margin-right="0cm" fo:text-indent="0cm" style:auto-text-indent="false"/>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8" style:family="paragraph" style:parent-style-name="Subtitle">
      <style:paragraph-properties fo:padding="0.074cm" fo:border-left="none" fo:border-right="none" fo:border-top="none" fo:border-bottom="0.035cm solid #000000" style:join-border="false"/>
      <style:text-properties style:font-name="Optima1"/>
    </style:style>
    <style:style style:name="P9"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0" style:family="paragraph" style:parent-style-name="Table_20_Contents">
      <style:text-properties style:font-name="Optima1" fo:font-size="10pt" fo:font-weight="bold" style:font-size-asian="10pt" style:font-weight-asian="bold" style:font-size-complex="10pt" style:font-weight-complex="bold"/>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weight="bold" fo:background-color="transparent" style:font-weight-asian="bold" style:font-weight-complex="bold"/>
    </style:style>
    <style:style style:name="P13" style:family="paragraph" style:parent-style-name="Table_20_Contents">
      <style:text-properties fo:font-weight="bold" fo:background-color="#ffff00" style:font-weight-asian="bold" style:font-weight-complex="bold"/>
    </style:style>
    <style:style style:name="P14" style:family="paragraph" style:parent-style-name="Table_20_Contents">
      <style:text-properties fo:background-color="transparent"/>
    </style:style>
    <style:style style:name="P15" style:family="paragraph" style:parent-style-name="Text_20_body">
      <style:text-properties style:font-name="Optima1" fo:font-size="10pt" fo:font-weight="normal" style:font-size-asian="10pt" style:font-weight-asian="normal" style:font-size-complex="10pt" style:font-weight-complex="normal"/>
    </style:style>
    <style:style style:name="P16" style:family="paragraph" style:parent-style-name="Text_20_body">
      <style:text-properties fo:background-color="transparent"/>
    </style:style>
    <style:style style:name="P17" style:family="paragraph" style:parent-style-name="Text_20_body">
      <style:text-properties fo:font-style="italic" style:font-style-asian="italic" style:font-style-complex="italic"/>
    </style:style>
    <style:style style:name="P18" style:family="paragraph" style:parent-style-name="Text_20_body">
      <style:text-properties style:text-underline-style="none"/>
    </style:style>
    <style:style style:name="P19" style:family="paragraph" style:parent-style-name="Code">
      <style:text-properties style:use-window-font-color="true" style:font-name="Monaco1" fo:font-size="9pt" style:font-name-asian="Courier" style:font-size-asian="9pt" style:font-name-complex="Courier" style:font-size-complex="9pt"/>
    </style:style>
    <style:style style:name="P20" style:family="paragraph" style:parent-style-name="List">
      <style:paragraph-properties fo:margin-left="2.341cm" fo:margin-right="0cm" fo:text-indent="0cm" style:auto-text-indent="false"/>
    </style:style>
    <style:style style:name="P21" style:family="paragraph" style:parent-style-name="Heading_20_3">
      <style:paragraph-properties fo:margin-left="2.341cm" fo:margin-right="0cm" fo:text-indent="0cm" style:auto-text-indent="false"/>
    </style:style>
    <style:style style:name="P22" style:family="paragraph" style:parent-style-name="Text_20_body">
      <style:paragraph-properties fo:margin-left="2.341cm" fo:margin-right="0cm" fo:text-indent="0cm" style:auto-text-indent="false"/>
    </style:style>
    <style:style style:name="P23" style:family="paragraph" style:parent-style-name="Standard">
      <style:paragraph-properties fo:margin-left="2.341cm" fo:margin-right="0cm" fo:text-indent="0cm" style:auto-text-indent="false"/>
    </style:style>
    <style:style style:name="P24" style:family="paragraph" style:parent-style-name="List">
      <style:paragraph-properties fo:break-before="page"/>
    </style:style>
    <style:style style:name="P25" style:family="paragraph" style:parent-style-name="Heading_20_3">
      <style:paragraph-properties fo:break-before="page"/>
    </style:style>
    <style:style style:name="P26" style:family="paragraph" style:parent-style-name="Text_20_body">
      <style:paragraph-properties fo:break-before="page"/>
    </style:style>
    <style:style style:name="P27" style:family="paragraph" style:parent-style-name="Text_20_body">
      <style:paragraph-properties fo:margin-left="2.429cm" fo:margin-right="0cm" fo:text-indent="0cm" style:auto-text-indent="false"/>
    </style:style>
    <style:style style:name="P28" style:family="paragraph" style:parent-style-name="List">
      <style:paragraph-properties fo:margin-left="2.429cm" fo:margin-right="0cm" fo:text-indent="0cm" style:auto-text-indent="false"/>
    </style:style>
    <style:style style:name="P29" style:family="paragraph" style:parent-style-name="Text_20_body">
      <style:paragraph-properties fo:margin-left="2.457cm" fo:margin-right="0cm" fo:text-indent="0cm" style:auto-text-indent="false"/>
    </style:style>
    <style:style style:name="P30" style:family="paragraph" style:parent-style-name="Code">
      <style:paragraph-properties fo:margin-left="3.036cm" fo:margin-right="-0.002cm" fo:text-indent="0cm" style:auto-text-indent="false"/>
    </style:style>
    <style:style style:name="P31" style:family="paragraph" style:parent-style-name="Text_20_body">
      <style:paragraph-properties fo:margin-left="2.981cm" fo:margin-right="0cm" fo:text-indent="0cm" style:auto-text-indent="false"/>
    </style:style>
    <style:style style:name="P32" style:family="paragraph" style:parent-style-name="List">
      <style:paragraph-properties fo:margin-left="3.037cm" fo:margin-right="0cm" fo:text-indent="0cm" style:auto-text-indent="false"/>
    </style:style>
    <style:style style:name="P33" style:family="paragraph" style:parent-style-name="Text_20_body">
      <style:paragraph-properties fo:margin-left="3.037cm" fo:margin-right="0cm" fo:text-indent="0cm" style:auto-text-indent="false"/>
    </style:style>
    <style:style style:name="P34" style:family="paragraph" style:parent-style-name="Text_20_body">
      <style:paragraph-properties fo:margin-left="3.037cm" fo:margin-right="0cm" fo:text-indent="0cm" style:auto-text-indent="false"/>
      <style:text-properties fo:font-weight="normal" style:font-weight-asian="normal" style:font-weight-complex="normal"/>
    </style:style>
    <style:style style:name="P35" style:family="paragraph" style:parent-style-name="List">
      <style:paragraph-properties fo:margin-left="3.752cm" fo:margin-right="0cm" fo:text-indent="0cm" style:auto-text-indent="false"/>
    </style:style>
    <style:style style:name="P36" style:family="paragraph" style:parent-style-name="Text_20_body">
      <style:paragraph-properties fo:margin-left="3.064cm" fo:margin-right="0cm" fo:text-indent="0cm" style:auto-text-indent="false"/>
    </style:style>
    <style:style style:name="P37" style:family="paragraph" style:parent-style-name="Contents_20_2">
      <style:paragraph-properties>
        <style:tab-stops>
          <style:tab-stop style:position="14.589cm" style:type="right" style:leader-style="dotted" style:leader-text="."/>
        </style:tab-stops>
      </style:paragraph-properties>
    </style:style>
    <style:style style:name="P38"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39" style:family="paragraph" style:parent-style-name="Standard" style:master-page-name="Index">
      <style:paragraph-properties style:page-number="auto"/>
    </style:style>
    <style:style style:name="P40" style:family="paragraph" style:parent-style-name="Standard" style:list-style-name="L3">
      <style:paragraph-properties fo:margin-left="3.752cm" fo:margin-right="0cm" fo:text-align="start" style:justify-single-word="false" fo:text-indent="-0.635cm" style:auto-text-indent="false"/>
    </style:style>
    <style:style style:name="P41" style:family="paragraph" style:parent-style-name="Standard" style:list-style-name="L3">
      <style:paragraph-properties fo:margin-left="3.752cm" fo:margin-right="0cm" fo:text-align="start" style:justify-single-word="false" fo:text-indent="-0.635cm" style:auto-text-indent="false"/>
      <style:text-properties style:font-name="Optima1" fo:font-size="10pt" style:font-size-asian="10pt" style:font-size-complex="10pt"/>
    </style:style>
    <style:style style:name="P42" style:family="paragraph" style:parent-style-name="Standard" style:list-style-name="L3">
      <style:paragraph-properties fo:margin-left="3.117cm" fo:margin-right="0cm" fo:text-align="start" style:justify-single-word="false" fo:text-indent="0cm" style:auto-text-indent="false"/>
      <style:text-properties style:font-name="Optima1" fo:font-size="10pt" fo:font-weight="normal" style:font-size-asian="10pt" style:font-weight-asian="normal" style:font-size-complex="10pt" style:font-weight-complex="normal"/>
    </style:style>
    <style:style style:name="P43" style:family="paragraph" style:parent-style-name="Heading_20_4">
      <style:paragraph-properties fo:margin-left="2.429cm" fo:margin-right="0cm" fo:text-indent="0cm" style:auto-text-indent="false"/>
    </style:style>
    <style:style style:name="P44" style:family="paragraph" style:parent-style-name="Heading_20_4">
      <style:paragraph-properties fo:margin-left="2.374cm" fo:margin-right="0cm" fo:text-indent="0cm" style:auto-text-indent="false"/>
    </style:style>
    <style:style style:name="P45" style:family="paragraph" style:parent-style-name="Heading_20_4">
      <style:paragraph-properties fo:margin-left="2.457cm" fo:margin-right="0cm" fo:text-indent="0cm" style:auto-text-indent="false"/>
    </style:style>
    <style:style style:name="P46" style:family="paragraph" style:parent-style-name="Heading_20_TOC" style:master-page-name="Index">
      <style:paragraph-properties style:page-number="1"/>
    </style:style>
    <style:style style:name="P47" style:family="paragraph" style:parent-style-name="Text_20_body" style:list-style-name="L2"/>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4">
      <style:paragraph-properties fo:margin-left="2.341cm" fo:margin-right="0cm" fo:text-indent="0cm" style:auto-text-indent="false"/>
    </style:style>
    <style:style style:name="P50" style:family="paragraph" style:parent-style-name="List" style:list-style-name="L4">
      <style:paragraph-properties fo:margin-left="2.341cm" fo:margin-right="0cm" fo:text-indent="0cm" style:auto-text-indent="false"/>
      <style:text-properties style:text-underline-style="none"/>
    </style:style>
    <style:style style:name="P51" style:family="paragraph" style:parent-style-name="List" style:list-style-name="L1">
      <style:paragraph-properties fo:margin-left="3.037cm" fo:margin-right="0cm" fo:text-indent="0cm" style:auto-text-indent="false"/>
    </style:style>
    <style:style style:name="P52" style:family="paragraph" style:parent-style-name="Heading_20_1" style:master-page-name="Standard">
      <style:paragraph-properties style:page-number="auto"/>
    </style:style>
    <style:style style:name="P53" style:family="paragraph" style:parent-style-name="Heading_20_1">
      <style:paragraph-properties fo:break-before="page"/>
    </style:style>
    <style:style style:name="P54" style:family="paragraph" style:parent-style-name="Table_20_Contents">
      <style:text-properties fo:font-weight="bold" style:font-weight-asian="bold" style:font-weight-complex="bold"/>
    </style:style>
    <style:style style:name="P55" style:family="paragraph" style:parent-style-name="Heading_20_2">
      <style:paragraph-properties fo:break-before="page"/>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2" style:family="text">
      <style:text-properties style:font-name="Optima1" fo:font-size="10pt" style:font-size-asian="10pt" style:font-size-complex="10pt"/>
    </style:style>
    <style:style style:name="T3" style:family="text">
      <style:text-properties style:font-name="Optima1" fo:font-size="10pt" fo:font-weight="normal" style:font-size-asian="10pt" style:font-weight-asian="normal" style:font-size-complex="10pt" style:font-weight-complex="normal"/>
    </style:style>
    <style:style style:name="T4" style:family="text">
      <style:text-properties style:font-name="Monaco1" fo:font-size="9pt" style:font-size-asian="9pt" style:font-size-complex="9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none"/>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7"/>
      <text:p text:style-name="P9">PacketFence<text:line-break/> – version 2.1.0</text:p>
      <text:p text:style-name="P8">Network Devices Configuration Guide</text:p>
      <text:p text:style-name="P4"/>
      <text:p text:style-name="P39">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1.0 – March 2011</text:p>
      <text:p text:style-name="P4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text:a xlink:type="simple" xlink:href="#__RefHeading__4751_400627320" text:style-name="Index_20_Link" text:visited-style-name="Index_20_Link">Chapter 1<text:tab/>About this Guide <text:s text:c="2"/><text:tab/>3</text:a></text:p>
          <text:p text:style-name="P37"><text:a xlink:type="simple" xlink:href="#__RefHeading__4753_400627320" text:style-name="Index_20_Link" text:visited-style-name="Index_20_Link">Other sources of information <text:s text:c="2"/><text:tab/>3</text:a></text:p>
          <text:p text:style-name="P38"><text:a xlink:type="simple" xlink:href="#__RefHeading__21830_1038895957" text:style-name="Index_20_Link" text:visited-style-name="Index_20_Link">Chapter 2<text:tab/>List of supported Network Devices <text:s text:c="2"/><text:tab/>4</text:a></text:p>
          <text:p text:style-name="P38"><text:a xlink:type="simple" xlink:href="#__RefHeading__4775_400627320" text:style-name="Index_20_Link" text:visited-style-name="Index_20_Link">Chapter 3<text:tab/>Switch configuration <text:s text:c="2"/><text:tab/>7</text:a></text:p>
          <text:p text:style-name="P37"><text:a xlink:type="simple" xlink:href="#__RefHeading__21832_1038895957" text:style-name="Index_20_Link" text:visited-style-name="Index_20_Link">Assumptions <text:s text:c="2"/><text:tab/>7</text:a></text:p>
          <text:p text:style-name="P37"><text:a xlink:type="simple" xlink:href="#__RefHeading__21834_1038895957" text:style-name="Index_20_Link" text:visited-style-name="Index_20_Link">3COM <text:s text:c="2"/><text:tab/>8</text:a></text:p>
          <text:p text:style-name="P37"><text:a xlink:type="simple" xlink:href="#__RefHeading__21836_1038895957" text:style-name="Index_20_Link" text:visited-style-name="Index_20_Link">Amer <text:s text:c="2"/><text:tab/>12</text:a></text:p>
          <text:p text:style-name="P37"><text:a xlink:type="simple" xlink:href="#__RefHeading__2434_834933746" text:style-name="Index_20_Link" text:visited-style-name="Index_20_Link">Avaya <text:s text:c="2"/><text:tab/>13</text:a></text:p>
          <text:p text:style-name="P37"><text:a xlink:type="simple" xlink:href="#__RefHeading__21936_1038895957" text:style-name="Index_20_Link" text:visited-style-name="Index_20_Link">Cisco <text:s text:c="2"/><text:tab/>13</text:a></text:p>
          <text:p text:style-name="P37"><text:a xlink:type="simple" xlink:href="#__RefHeading__21938_1038895957" text:style-name="Index_20_Link" text:visited-style-name="Index_20_Link">D-Link <text:s text:c="2"/><text:tab/>22</text:a></text:p>
          <text:p text:style-name="P37"><text:a xlink:type="simple" xlink:href="#__RefHeading__21940_1038895957" text:style-name="Index_20_Link" text:visited-style-name="Index_20_Link">Dell <text:s text:c="2"/><text:tab/>23</text:a></text:p>
          <text:p text:style-name="P37"><text:a xlink:type="simple" xlink:href="#__RefHeading__21942_1038895957" text:style-name="Index_20_Link" text:visited-style-name="Index_20_Link">Edge-corE <text:s text:c="2"/><text:tab/>23</text:a></text:p>
          <text:p text:style-name="P37"><text:a xlink:type="simple" xlink:href="#__RefHeading__21944_1038895957" text:style-name="Index_20_Link" text:visited-style-name="Index_20_Link">Enterasys <text:s text:c="2"/><text:tab/>24</text:a></text:p>
          <text:p text:style-name="P37"><text:a xlink:type="simple" xlink:href="#__RefHeading__21946_1038895957" text:style-name="Index_20_Link" text:visited-style-name="Index_20_Link">Extreme Networks <text:s text:c="2"/><text:tab/>27</text:a></text:p>
          <text:p text:style-name="P37"><text:a xlink:type="simple" xlink:href="#__RefHeading__21948_1038895957" text:style-name="Index_20_Link" text:visited-style-name="Index_20_Link">Foundry <text:s text:c="2"/><text:tab/>28</text:a></text:p>
          <text:p text:style-name="P37"><text:a xlink:type="simple" xlink:href="#__RefHeading__2662_1562029471" text:style-name="Index_20_Link" text:visited-style-name="Index_20_Link">HP <text:s text:c="2"/><text:tab/>29</text:a></text:p>
          <text:p text:style-name="P37"><text:a xlink:type="simple" xlink:href="#__RefHeading__21950_1038895957" text:style-name="Index_20_Link" text:visited-style-name="Index_20_Link">HP ProCurve <text:s text:c="2"/><text:tab/>29</text:a></text:p>
          <text:p text:style-name="P37"><text:a xlink:type="simple" xlink:href="#__RefHeading__21952_1038895957" text:style-name="Index_20_Link" text:visited-style-name="Index_20_Link">Intel <text:s text:c="2"/><text:tab/>32</text:a></text:p>
          <text:p text:style-name="P37"><text:a xlink:type="simple" xlink:href="#__RefHeading__2206_1949182198" text:style-name="Index_20_Link" text:visited-style-name="Index_20_Link">Juniper <text:s text:c="2"/><text:tab/>32</text:a></text:p>
          <text:p text:style-name="P37"><text:a xlink:type="simple" xlink:href="#__RefHeading__21954_1038895957" text:style-name="Index_20_Link" text:visited-style-name="Index_20_Link">Linksys <text:s text:c="2"/><text:tab/>34</text:a></text:p>
          <text:p text:style-name="P37"><text:a xlink:type="simple" xlink:href="#__RefHeading__21956_1038895957" text:style-name="Index_20_Link" text:visited-style-name="Index_20_Link">Nortel <text:s text:c="2"/><text:tab/>34</text:a></text:p>
          <text:p text:style-name="P37"><text:a xlink:type="simple" xlink:href="#__RefHeading__21958_1038895957" text:style-name="Index_20_Link" text:visited-style-name="Index_20_Link">SMC <text:s text:c="2"/><text:tab/>36</text:a></text:p>
          <text:p text:style-name="P38"><text:a xlink:type="simple" xlink:href="#__RefHeading__21960_1038895957" text:style-name="Index_20_Link" text:visited-style-name="Index_20_Link">Chapter 4<text:tab/>Wireless Controllers and Access Point Configuration <text:s text:c="2"/><text:tab/>37</text:a></text:p>
          <text:p text:style-name="P37"><text:a xlink:type="simple" xlink:href="#__RefHeading__21962_1038895957" text:style-name="Index_20_Link" text:visited-style-name="Index_20_Link">Assumptions <text:s text:c="2"/><text:tab/>37</text:a></text:p>
          <text:p text:style-name="P37"><text:a xlink:type="simple" xlink:href="#__RefHeading__21964_1038895957" text:style-name="Index_20_Link" text:visited-style-name="Index_20_Link">Unsupported Equipment <text:s text:c="2"/><text:tab/>38</text:a></text:p>
          <text:p text:style-name="P37"><text:a xlink:type="simple" xlink:href="#__RefHeading__19245_611304355" text:style-name="Index_20_Link" text:visited-style-name="Index_20_Link">AeroHIVE <text:s text:c="2"/><text:tab/>39</text:a></text:p>
          <text:p text:style-name="P37"><text:a xlink:type="simple" xlink:href="#__RefHeading__21966_1038895957" text:style-name="Index_20_Link" text:visited-style-name="Index_20_Link">Aruba <text:s text:c="2"/><text:tab/>40</text:a></text:p>
          <text:p text:style-name="P37"><text:soft-page-break/><text:a xlink:type="simple" xlink:href="#__RefHeading__22016_1038895957" text:style-name="Index_20_Link" text:visited-style-name="Index_20_Link">Cisco <text:s text:c="2"/><text:tab/>41</text:a></text:p>
          <text:p text:style-name="P37"><text:a xlink:type="simple" xlink:href="#__RefHeading__22018_1038895957" text:style-name="Index_20_Link" text:visited-style-name="Index_20_Link">D-Link <text:s text:c="2"/><text:tab/>44</text:a></text:p>
          <text:p text:style-name="P37"><text:a xlink:type="simple" xlink:href="#__RefHeading__17023_1684072385" text:style-name="Index_20_Link" text:visited-style-name="Index_20_Link">Extricom <text:s text:c="2"/><text:tab/>44</text:a></text:p>
          <text:p text:style-name="P37"><text:a xlink:type="simple" xlink:href="#__RefHeading__22020_1038895957" text:style-name="Index_20_Link" text:visited-style-name="Index_20_Link">HP <text:s text:c="2"/><text:tab/>45</text:a></text:p>
          <text:p text:style-name="P37"><text:a xlink:type="simple" xlink:href="#__RefHeading__2242_1949182198" text:style-name="Index_20_Link" text:visited-style-name="Index_20_Link">Meru <text:s text:c="2"/><text:tab/>45</text:a></text:p>
          <text:p text:style-name="P37"><text:a xlink:type="simple" xlink:href="#__RefHeading__2610_691561661" text:style-name="Index_20_Link" text:visited-style-name="Index_20_Link">Motorola <text:s text:c="2"/><text:tab/>45</text:a></text:p>
          <text:p text:style-name="P37"><text:a xlink:type="simple" xlink:href="#__RefHeading__2404_647845087" text:style-name="Index_20_Link" text:visited-style-name="Index_20_Link">Xirrus <text:s text:c="2"/><text:tab/>46</text:a></text:p>
          <text:p text:style-name="P38"><text:a xlink:type="simple" xlink:href="#__RefHeading__4829_400627320" text:style-name="Index_20_Link" text:visited-style-name="Index_20_Link">Chapter 5<text:tab/>Additional Information <text:s text:c="2"/><text:tab/>48</text:a></text:p>
          <text:p text:style-name="P38"><text:a xlink:type="simple" xlink:href="#__RefHeading__4831_400627320" text:style-name="Index_20_Link" text:visited-style-name="Index_20_Link">Chapter 6<text:tab/>Commercial Support and Contact Information <text:s text:c="2"/><text:tab/>49</text:a></text:p>
          <text:p text:style-name="P38"><text:a xlink:type="simple" xlink:href="#__RefHeading__4833_400627320" text:style-name="Index_20_Link" text:visited-style-name="Index_20_Link">Chapter 7<text:tab/>GNU Free Documentation License <text:s text:c="2"/><text:tab/>50</text:a></text:p>
        </text:index-body>
      </text:table-of-content>
      <text:list xml:id="list132989615" text:style-name="Outline">
        <text:list-item>
          <text:h text:style-name="P52" text:outline-level="1"><text:bookmark text:name="__RefHeading__4751_400627320"/>About this Guide<text:bookmark-end text:name="__RefHeading__4751_400627320"/></text:h>
        </text:list-item>
      </text:list>
      <text:p text:style-name="Text_20_body">This guide covers the configuration of network devices in order to integrate them with PacketFence. Switches, wireless controllers and wireless access points are all considered network devices in PacketFence's terms.</text:p>
      <text:p text:style-name="Text_20_body">The instructions are based on version 2.1.0 of PacketFence.</text:p>
      <text:p text:style-name="Standard">The latest version of this guide is available at <text:a xlink:type="simple" xlink:href="http://www.packetfence.org/documentation/">http://www.packetfence.org/documentation/</text:a></text:p>
      <text:list xml:id="list1252221289"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Administration Guide – Covers PacketFence installation, configuration and administ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4">NEWS</text:span> file.</text:p>
      <text:p text:style-name="Standard">For a list of compatibility related changes and notes about upgrading see the <text:span text:style-name="T4">UPGRADE</text:span> file.</text:p>
      <text:p text:style-name="Standard">For more details and developer visible changes see the <text:span text:style-name="T4">ChangeLog</text:span> file.</text:p>
      <text:p text:style-name="Standard">These files are included in the package and release tarballs.</text:p>
      <text:list xml:id="list1493026304" text:continue-numbering="true" text:style-name="Outline">
        <text:list-item>
          <text:h text:style-name="Heading_20_1" text:outline-level="1"><text:bookmark text:name="__RefHeading__21830_1038895957"/>List of supported Network Devices<text:bookmark-end text:name="__RefHeading__21830_1038895957"/></text:h>
        </text:list-item>
      </text:list>
      <text:p text:style-name="Standard">PacketFence supports the following devices:</text:p>
      <table:table table:name="Table1" table:style-name="Table1">
        <table:table-column table:style-name="Table1.A"/>
        <table:table-column table:style-name="Table1.B"/>
        <table:table-column table:style-name="Table1.C"/>
        <table:table-row>
          <table:table-cell table:style-name="Table1.A1" office:value-type="string">
            <text:p text:style-name="P10">Vendor</text:p>
          </table:table-cell>
          <table:table-cell table:style-name="Table1.A1" office:value-type="string">
            <text:p text:style-name="Table_20_Contents"><text:span text:style-name="Code_20__28_inline_29_"><text:span text:style-name="T1">Model</text:span></text:span></text:p>
          </table:table-cell>
          <table:table-cell table:style-name="Table1.A1" office:value-type="string">
            <text:p text:style-name="P11">PacketFence Type (used in switches.conf)</text:p>
          </table:table-cell>
        </table:table-row>
        <table:table-row>
          <table:table-cell table:style-name="Table1.A2" office:value-type="string">
            <text:p text:style-name="P11">3COM</text:p>
          </table:table-cell>
          <table:table-cell table:style-name="Table1.A2" office:value-type="string">
            <text:p text:style-name="Table_20_Contents">E4800G Switch series</text:p>
          </table:table-cell>
          <table:table-cell table:style-name="Table1.A2" office:value-type="string">
            <text:p text:style-name="Table_20_Contents">ThreeCom::E4800G</text:p>
          </table:table-cell>
        </table:table-row>
        <table:table-row>
          <table:table-cell table:style-name="Table1.A3" office:value-type="string">
            <text:p text:style-name="P11"/>
          </table:table-cell>
          <table:table-cell table:style-name="Table1.A3" office:value-type="string">
            <text:p text:style-name="Table_20_Contents">E5500G Switch series</text:p>
          </table:table-cell>
          <table:table-cell table:style-name="Table1.A3" office:value-type="string">
            <text:p text:style-name="Table_20_Contents">ThreeCom::E5500G</text:p>
          </table:table-cell>
        </table:table-row>
        <table:table-row>
          <table:table-cell table:style-name="Table1.A4" office:value-type="string">
            <text:p text:style-name="P11"/>
          </table:table-cell>
          <table:table-cell table:style-name="Table1.A4" office:value-type="string">
            <text:p text:style-name="Table_20_Contents">NJ220</text:p>
          </table:table-cell>
          <table:table-cell table:style-name="Table1.A4" office:value-type="string">
            <text:p text:style-name="Table_20_Contents">ThreeCom::NJ220</text:p>
          </table:table-cell>
        </table:table-row>
        <table:table-row>
          <table:table-cell table:style-name="Table1.A2" office:value-type="string">
            <text:p text:style-name="P11"/>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1"/>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7" office:value-type="string">
            <text:p text:style-name="P11"/>
          </table:table-cell>
          <table:table-cell table:style-name="Table1.A7" office:value-type="string">
            <text:p text:style-name="Table_20_Contents">Switch 4200G</text:p>
          </table:table-cell>
          <table:table-cell table:style-name="Table1.A7" office:value-type="string">
            <text:p text:style-name="Table_20_Contents">ThreeCom::Switch_4200G</text:p>
          </table:table-cell>
        </table:table-row>
        <table:table-row>
          <table:table-cell table:style-name="Table1.A7" office:value-type="string">
            <text:p text:style-name="P11">Aerohive</text:p>
          </table:table-cell>
          <table:table-cell table:style-name="Table1.A7" office:value-type="string">
            <text:p text:style-name="Table_20_Contents">All AP models</text:p>
          </table:table-cell>
          <table:table-cell table:style-name="Table1.A7" office:value-type="string">
            <text:p text:style-name="Table_20_Contents">Aerohive::AP</text:p>
          </table:table-cell>
        </table:table-row>
        <table:table-row>
          <table:table-cell table:style-name="Table1.A7" office:value-type="string">
            <text:p text:style-name="P11">Amer</text:p>
          </table:table-cell>
          <table:table-cell table:style-name="Table1.A7" office:value-type="string">
            <text:p text:style-name="Table_20_Contents">L2 Switch SS2R24i</text:p>
          </table:table-cell>
          <table:table-cell table:style-name="Table1.A7" office:value-type="string">
            <text:p text:style-name="Table_20_Contents">Amer::SS2R24i</text:p>
          </table:table-cell>
        </table:table-row>
        <table:table-row>
          <table:table-cell table:style-name="Table1.A4" office:value-type="string">
            <text:p text:style-name="P11">Aruba</text:p>
          </table:table-cell>
          <table:table-cell table:style-name="Table1.A4" office:value-type="string">
            <text:p text:style-name="Table_20_Contents">Controller 200<text:tab/></text:p>
          </table:table-cell>
          <table:table-cell table:style-name="Table1.A4" office:value-type="string">
            <text:p text:style-name="Table_20_Contents">Aruba::Controller_200</text:p>
          </table:table-cell>
        </table:table-row>
        <table:table-row>
          <table:table-cell table:style-name="Table1.A7" office:value-type="string">
            <text:p text:style-name="P11">Avaya</text:p>
          </table:table-cell>
          <table:table-cell table:style-name="Table1.A7" office:value-type="string">
            <text:p text:style-name="Table_20_Contents">See Nortel below</text:p>
          </table:table-cell>
          <table:table-cell table:style-name="Table1.A7" office:value-type="string">
            <text:p text:style-name="Table_20_Contents"/>
          </table:table-cell>
        </table:table-row>
        <table:table-row>
          <table:table-cell table:style-name="Table1.A7" office:value-type="string">
            <text:p text:style-name="P11">Cisco</text:p>
          </table:table-cell>
          <table:table-cell table:style-name="Table1.A7" office:value-type="string">
            <text:p text:style-name="Table_20_Contents">Aironet 1130 AG</text:p>
          </table:table-cell>
          <table:table-cell table:style-name="Table1.A7" office:value-type="string">
            <text:p text:style-name="Table_20_Contents">Cisco::Aironet_1130</text:p>
          </table:table-cell>
        </table:table-row>
        <table:table-row>
          <table:table-cell table:style-name="Table1.A7" office:value-type="string">
            <text:p text:style-name="P11"/>
          </table:table-cell>
          <table:table-cell table:style-name="Table1.A7" office:value-type="string">
            <text:p text:style-name="Table_20_Contents">Aironet 1240 AG</text:p>
          </table:table-cell>
          <table:table-cell table:style-name="Table1.A7" office:value-type="string">
            <text:p text:style-name="Table_20_Contents">Cisco::Aironet_1242</text:p>
          </table:table-cell>
        </table:table-row>
        <table:table-row>
          <table:table-cell table:style-name="Table1.A7" office:value-type="string">
            <text:p text:style-name="P11"/>
          </table:table-cell>
          <table:table-cell table:style-name="Table1.A7" office:value-type="string">
            <text:p text:style-name="Table_20_Contents">Aironet 1250</text:p>
          </table:table-cell>
          <table:table-cell table:style-name="Table1.A7" office:value-type="string">
            <text:p text:style-name="Table_20_Contents">Cisco::Aironet_1250</text:p>
          </table:table-cell>
        </table:table-row>
        <table:table-row>
          <table:table-cell table:style-name="Table1.A7" office:value-type="string">
            <text:p text:style-name="P11"/>
          </table:table-cell>
          <table:table-cell table:style-name="Table1.A7" office:value-type="string">
            <text:p text:style-name="Table_20_Contents">2100 Wireless Controller</text:p>
          </table:table-cell>
          <table:table-cell table:style-name="Table1.A7" office:value-type="string">
            <text:p text:style-name="Table_20_Contents">Cisco::WLC_2106</text:p>
          </table:table-cell>
        </table:table-row>
        <table:table-row>
          <table:table-cell table:style-name="Table1.A7" office:value-type="string">
            <text:p text:style-name="P11"/>
          </table:table-cell>
          <table:table-cell table:style-name="Table1.A7" office:value-type="string">
            <text:p text:style-name="Table_20_Contents">4400 Wireless Controller</text:p>
          </table:table-cell>
          <table:table-cell table:style-name="Table1.A7" office:value-type="string">
            <text:p text:style-name="Table_20_Contents">Cisco::WLC_4400</text:p>
          </table:table-cell>
        </table:table-row>
        <table:table-row>
          <table:table-cell table:style-name="Table1.A7" office:value-type="string">
            <text:p text:style-name="P11"/>
          </table:table-cell>
          <table:table-cell table:style-name="Table1.A7" office:value-type="string">
            <text:p text:style-name="Table_20_Contents">Catalyst 2900XL Series</text:p>
          </table:table-cell>
          <table:table-cell table:style-name="Table1.A7"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2">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7" office:value-type="string">
            <text:p text:style-name="Table_20_Contents"/>
          </table:table-cell>
          <table:table-cell table:style-name="Table1.A7" office:value-type="string">
            <text:p text:style-name="Table_20_Contents">Catalyst 2970</text:p>
          </table:table-cell>
          <table:table-cell table:style-name="Table1.A7" office:value-type="string">
            <text:p text:style-name="Table_20_Contents">Cisco::Catalyst_2970</text:p>
          </table:table-cell>
        </table:table-row>
        <table:table-row>
          <table:table-cell table:style-name="Table1.A7" office:value-type="string">
            <text:p text:style-name="Table_20_Contents"/>
          </table:table-cell>
          <table:table-cell table:style-name="Table1.A7" office:value-type="string">
            <text:p text:style-name="Table_20_Contents">Catalyst 3500XL Series</text:p>
          </table:table-cell>
          <table:table-cell table:style-name="Table1.A7" office:value-type="string">
            <text:p text:style-name="Table_20_Contents">Cisco::Catalyst_3500XL</text:p>
          </table:table-cell>
        </table:table-row>
        <table:table-row>
          <table:table-cell table:style-name="Table1.A7" office:value-type="string">
            <text:p text:style-name="Table_20_Contents"/>
          </table:table-cell>
          <table:table-cell table:style-name="Table1.A7" office:value-type="string">
            <text:p text:style-name="Table_20_Contents">Catalyst 3550</text:p>
          </table:table-cell>
          <table:table-cell table:style-name="Table1.A7" office:value-type="string">
            <text:p text:style-name="Table_20_Contents">Cisco::Catalyst_3550</text:p>
          </table:table-cell>
        </table:table-row>
        <table:table-row>
          <table:table-cell table:style-name="Table1.A7" office:value-type="string">
            <text:p text:style-name="Table_20_Contents"/>
          </table:table-cell>
          <table:table-cell table:style-name="Table1.A7" office:value-type="string">
            <text:p text:style-name="Table_20_Contents">Catalyst 3560</text:p>
          </table:table-cell>
          <table:table-cell table:style-name="Table1.A7" office:value-type="string">
            <text:p text:style-name="Table_20_Contents">Cisco::Catalyst_3560</text:p>
          </table:table-cell>
        </table:table-row>
        <table:table-row>
          <table:table-cell table:style-name="Table1.A7" office:value-type="string">
            <text:p text:style-name="Table_20_Contents"/>
          </table:table-cell>
          <table:table-cell table:style-name="Table1.A7" office:value-type="string">
            <text:p text:style-name="Table_20_Contents">Catalyst 3750</text:p>
          </table:table-cell>
          <table:table-cell table:style-name="Table1.A7" office:value-type="string">
            <text:p text:style-name="Table_20_Contents">Cisco::Catalyst_3750</text:p>
          </table:table-cell>
        </table:table-row>
        <table:table-row>
          <table:table-cell table:style-name="Table1.A7" office:value-type="string">
            <text:p text:style-name="Table_20_Contents"/>
          </table:table-cell>
          <table:table-cell table:style-name="Table1.A7" office:value-type="string">
            <text:p text:style-name="Table_20_Contents">Catalyst 4500</text:p>
          </table:table-cell>
          <table:table-cell table:style-name="Table1.A7" office:value-type="string">
            <text:p text:style-name="Table_20_Contents">Cisco::Catalyst_4500</text:p>
          </table:table-cell>
        </table:table-row>
        <table:table-row>
          <table:table-cell table:style-name="Table1.A7" office:value-type="string">
            <text:p text:style-name="Table_20_Contents"/>
          </table:table-cell>
          <table:table-cell table:style-name="Table1.A7" office:value-type="string">
            <text:p text:style-name="Table_20_Contents">Router ISR 1800 Series</text:p>
          </table:table-cell>
          <table:table-cell table:style-name="Table1.A7" office:value-type="string">
            <text:p text:style-name="Table_20_Contents">Cisco::ISR_1800</text:p>
          </table:table-cell>
        </table:table-row>
        <table:table-row>
          <table:table-cell table:style-name="Table1.A7" office:value-type="string">
            <text:p text:style-name="Table_20_Contents"/>
          </table:table-cell>
          <table:table-cell table:style-name="Table1.A7" office:value-type="string">
            <text:p text:style-name="Table_20_Contents">Wireless Services Module</text:p>
          </table:table-cell>
          <table:table-cell table:style-name="Table1.A7" office:value-type="string">
            <text:p text:style-name="Table_20_Contents">Cisco::WiSM</text:p>
          </table:table-cell>
        </table:table-row>
        <text:soft-page-break/>
        <table:table-row>
          <table:table-cell table:style-name="Table1.A7" office:value-type="string">
            <text:p text:style-name="Table_20_Contents"/>
          </table:table-cell>
          <table:table-cell table:style-name="Table1.A7" office:value-type="string">
            <text:p text:style-name="Table_20_Contents"/>
          </table:table-cell>
          <table:table-cell table:style-name="Table1.A7" office:value-type="string">
            <text:p text:style-name="Table_20_Contents"/>
          </table:table-cell>
        </table:table-row>
        <table:table-row>
          <table:table-cell table:style-name="Table1.A7" office:value-type="string">
            <text:p text:style-name="P11">D-Link</text:p>
          </table:table-cell>
          <table:table-cell table:style-name="Table1.A7" office:value-type="string">
            <text:p text:style-name="Table_20_Contents">DES 3526</text:p>
          </table:table-cell>
          <table:table-cell table:style-name="Table1.A7" office:value-type="string">
            <text:p text:style-name="Table_20_Contents">Dlink::DES_3526</text:p>
          </table:table-cell>
        </table:table-row>
        <table:table-row>
          <table:table-cell table:style-name="Table1.A7" office:value-type="string">
            <text:p text:style-name="P12"/>
          </table:table-cell>
          <table:table-cell table:style-name="Table1.A7" office:value-type="string">
            <text:p text:style-name="P14">DWS 3026</text:p>
          </table:table-cell>
          <table:table-cell table:style-name="Table1.A7" office:value-type="string">
            <text:p text:style-name="P14">Dlink::DWS_3026</text:p>
          </table:table-cell>
        </table:table-row>
        <table:table-row>
          <table:table-cell table:style-name="Table1.A7" office:value-type="string">
            <text:p text:style-name="P12">Dell</text:p>
          </table:table-cell>
          <table:table-cell table:style-name="Table1.A7" office:value-type="string">
            <text:p text:style-name="P14">PowerConnect 3424</text:p>
          </table:table-cell>
          <table:table-cell table:style-name="Table1.A7" office:value-type="string">
            <text:p text:style-name="P14">Dell::PowerConnect3424</text:p>
          </table:table-cell>
        </table:table-row>
        <table:table-row>
          <table:table-cell table:style-name="Table1.A7" office:value-type="string">
            <text:p text:style-name="P11">Edge-corE</text:p>
          </table:table-cell>
          <table:table-cell table:style-name="Table1.A7" office:value-type="string">
            <text:p text:style-name="Table_20_Contents">3526XA</text:p>
          </table:table-cell>
          <table:table-cell table:style-name="Table1.A7" office:value-type="string">
            <text:p text:style-name="Table_20_Contents">Accton::ES3536XA</text:p>
          </table:table-cell>
        </table:table-row>
        <table:table-row>
          <table:table-cell table:style-name="Table1.A7" office:value-type="string">
            <text:p text:style-name="Table_20_Contents"/>
          </table:table-cell>
          <table:table-cell table:style-name="Table1.A7" office:value-type="string">
            <text:p text:style-name="Table_20_Contents">3528M</text:p>
          </table:table-cell>
          <table:table-cell table:style-name="Table1.A7" office:value-type="string">
            <text:p text:style-name="Table_20_Contents">Accton::ES3528M</text:p>
          </table:table-cell>
        </table:table-row>
        <table:table-row>
          <table:table-cell table:style-name="Table1.A7" office:value-type="string">
            <text:p text:style-name="P12">Enterasys</text:p>
          </table:table-cell>
          <table:table-cell table:style-name="Table1.A7" office:value-type="string">
            <text:p text:style-name="P14">Matrix N3</text:p>
          </table:table-cell>
          <table:table-cell table:style-name="Table1.A7" office:value-type="string">
            <text:p text:style-name="P14">Enterasys::Matrix_N3</text:p>
          </table:table-cell>
        </table:table-row>
        <table:table-row>
          <table:table-cell table:style-name="Table1.A7" office:value-type="string">
            <text:p text:style-name="P12"/>
          </table:table-cell>
          <table:table-cell table:style-name="Table1.A7" office:value-type="string">
            <text:p text:style-name="P14">SecureStack C2</text:p>
          </table:table-cell>
          <table:table-cell table:style-name="Table1.A7" office:value-type="string">
            <text:p text:style-name="P14">Enterasys::SecureStack_C2</text:p>
          </table:table-cell>
        </table:table-row>
        <table:table-row>
          <table:table-cell table:style-name="Table1.A7" office:value-type="string">
            <text:p text:style-name="P12"/>
          </table:table-cell>
          <table:table-cell table:style-name="Table1.A7" office:value-type="string">
            <text:p text:style-name="P14">SecureStack C3</text:p>
          </table:table-cell>
          <table:table-cell table:style-name="Table1.A7" office:value-type="string">
            <text:p text:style-name="P14">Enterasys::SecureStack_C3</text:p>
          </table:table-cell>
        </table:table-row>
        <table:table-row>
          <table:table-cell table:style-name="Table1.A7" office:value-type="string">
            <text:p text:style-name="P12"/>
          </table:table-cell>
          <table:table-cell table:style-name="Table1.A7" office:value-type="string">
            <text:p text:style-name="P14">Standalone D2</text:p>
          </table:table-cell>
          <table:table-cell table:style-name="Table1.A7" office:value-type="string">
            <text:p text:style-name="P14">Enterasys::D2</text:p>
          </table:table-cell>
        </table:table-row>
        <table:table-row>
          <table:table-cell table:style-name="Table1.A7" office:value-type="string">
            <text:p text:style-name="P11">Extreme Networks</text:p>
          </table:table-cell>
          <table:table-cell table:style-name="Table1.A7" office:value-type="string">
            <text:p text:style-name="Table_20_Contents">Summit Series</text:p>
          </table:table-cell>
          <table:table-cell table:style-name="Table1.A7" office:value-type="string">
            <text:p text:style-name="Table_20_Contents">Extreme::Summit</text:p>
          </table:table-cell>
        </table:table-row>
        <table:table-row>
          <table:table-cell table:style-name="Table1.A7" office:value-type="string">
            <text:p text:style-name="P11">Extricom</text:p>
          </table:table-cell>
          <table:table-cell table:style-name="Table1.A7" office:value-type="string">
            <text:p text:style-name="Table_20_Contents">EXSW Wireless Switches</text:p>
          </table:table-cell>
          <table:table-cell table:style-name="Table1.A7" office:value-type="string">
            <text:p text:style-name="Table_20_Contents">Extricom::EXSW</text:p>
          </table:table-cell>
        </table:table-row>
        <table:table-row>
          <table:table-cell table:style-name="Table1.A7" office:value-type="string">
            <text:p text:style-name="P11">Foundry</text:p>
          </table:table-cell>
          <table:table-cell table:style-name="Table1.A7" office:value-type="string">
            <text:p text:style-name="Table_20_Contents">FastIron 4802</text:p>
          </table:table-cell>
          <table:table-cell table:style-name="Table1.A7" office:value-type="string">
            <text:p text:style-name="Table_20_Contents">Foundry::FastIron_4802</text:p>
          </table:table-cell>
        </table:table-row>
        <table:table-row>
          <table:table-cell table:style-name="Table1.A7" office:value-type="string">
            <text:p text:style-name="P11">HP</text:p>
          </table:table-cell>
          <table:table-cell table:style-name="Table1.A7" office:value-type="string">
            <text:p text:style-name="Table_20_Contents">E4800G Switch series</text:p>
          </table:table-cell>
          <table:table-cell table:style-name="Table1.A7" office:value-type="string">
            <text:p text:style-name="Table_20_Contents">HP::E4800G</text:p>
          </table:table-cell>
        </table:table-row>
        <table:table-row>
          <table:table-cell table:style-name="Table1.A7" office:value-type="string">
            <text:p text:style-name="P12"/>
          </table:table-cell>
          <table:table-cell table:style-name="Table1.A7" office:value-type="string">
            <text:p text:style-name="Table_20_Contents">E5500G Switch series</text:p>
          </table:table-cell>
          <table:table-cell table:style-name="Table1.A7" office:value-type="string">
            <text:p text:style-name="Table_20_Contents">HP::E5500G</text:p>
          </table:table-cell>
        </table:table-row>
        <table:table-row>
          <table:table-cell table:style-name="Table1.A7" office:value-type="string">
            <text:p text:style-name="P12"/>
          </table:table-cell>
          <table:table-cell table:style-name="Table1.A7" office:value-type="string">
            <text:p text:style-name="Table_20_Contents">MSM 710 Mobility Contr.</text:p>
          </table:table-cell>
          <table:table-cell table:style-name="Table1.A7" office:value-type="string">
            <text:p text:style-name="Table_20_Contents">HP::Controller_MSM710</text:p>
          </table:table-cell>
        </table:table-row>
        <table:table-row>
          <table:table-cell table:style-name="Table1.A7" office:value-type="string">
            <text:p text:style-name="P12"/>
          </table:table-cell>
          <table:table-cell table:style-name="Table1.A7" office:value-type="string">
            <text:p text:style-name="Table_20_Contents">ProCurve 2500 Series</text:p>
          </table:table-cell>
          <table:table-cell table:style-name="Table1.A7" office:value-type="string">
            <text:p text:style-name="Table_20_Contents">HP::Procurve_2500</text:p>
          </table:table-cell>
        </table:table-row>
        <table:table-row>
          <table:table-cell table:style-name="Table1.A7" office:value-type="string">
            <text:p text:style-name="P12"/>
          </table:table-cell>
          <table:table-cell table:style-name="Table1.A7" office:value-type="string">
            <text:p text:style-name="Table_20_Contents">ProCurve 2600 Series</text:p>
          </table:table-cell>
          <table:table-cell table:style-name="Table1.A7" office:value-type="string">
            <text:p text:style-name="Table_20_Contents">HP::Procurve_2600</text:p>
          </table:table-cell>
        </table:table-row>
        <table:table-row>
          <table:table-cell table:style-name="Table1.A7" office:value-type="string">
            <text:p text:style-name="P12"/>
          </table:table-cell>
          <table:table-cell table:style-name="Table1.A7" office:value-type="string">
            <text:p text:style-name="Table_20_Contents">ProCurve 3400cl Series</text:p>
          </table:table-cell>
          <table:table-cell table:style-name="Table1.A7" office:value-type="string">
            <text:p text:style-name="Table_20_Contents">HP::Procurve_3400cl</text:p>
          </table:table-cell>
        </table:table-row>
        <table:table-row>
          <table:table-cell table:style-name="Table1.A7" office:value-type="string">
            <text:p text:style-name="P12"/>
          </table:table-cell>
          <table:table-cell table:style-name="Table1.A7" office:value-type="string">
            <text:p text:style-name="Table_20_Contents">ProCurve 4100 Series</text:p>
          </table:table-cell>
          <table:table-cell table:style-name="Table1.A7" office:value-type="string">
            <text:p text:style-name="Table_20_Contents">HP::Procurve_4100</text:p>
          </table:table-cell>
        </table:table-row>
        <table:table-row>
          <table:table-cell table:style-name="Table1.A7" office:value-type="string">
            <text:p text:style-name="P12">Intel</text:p>
          </table:table-cell>
          <table:table-cell table:style-name="Table1.A7" office:value-type="string">
            <text:p text:style-name="P14">Express 460</text:p>
          </table:table-cell>
          <table:table-cell table:style-name="Table1.A7" office:value-type="string">
            <text:p text:style-name="P14">Intel::Express_460</text:p>
          </table:table-cell>
        </table:table-row>
        <table:table-row>
          <table:table-cell table:style-name="Table1.A7" office:value-type="string">
            <text:p text:style-name="P13"/>
          </table:table-cell>
          <table:table-cell table:style-name="Table1.A7" office:value-type="string">
            <text:p text:style-name="P14">Express 530</text:p>
          </table:table-cell>
          <table:table-cell table:style-name="Table1.A7" office:value-type="string">
            <text:p text:style-name="P14">Intel::Express_530</text:p>
          </table:table-cell>
        </table:table-row>
        <table:table-row>
          <table:table-cell table:style-name="Table1.A7" office:value-type="string">
            <text:p text:style-name="P12">Juniper</text:p>
          </table:table-cell>
          <table:table-cell table:style-name="Table1.A7" office:value-type="string">
            <text:p text:style-name="P14">EX Series</text:p>
          </table:table-cell>
          <table:table-cell table:style-name="Table1.A7" office:value-type="string">
            <text:p text:style-name="P14">Juniper::EX</text:p>
          </table:table-cell>
        </table:table-row>
        <table:table-row>
          <table:table-cell table:style-name="Table1.A7" office:value-type="string">
            <text:p text:style-name="P11">Linksys</text:p>
          </table:table-cell>
          <table:table-cell table:style-name="Table1.A7" office:value-type="string">
            <text:p text:style-name="Table_20_Contents">SRW224G4</text:p>
          </table:table-cell>
          <table:table-cell table:style-name="Table1.A7" office:value-type="string">
            <text:p text:style-name="Table_20_Contents">Linksys::SRW224G4</text:p>
          </table:table-cell>
        </table:table-row>
        <table:table-row>
          <table:table-cell table:style-name="Table1.A7" office:value-type="string">
            <text:p text:style-name="P11">Meru</text:p>
          </table:table-cell>
          <table:table-cell table:style-name="Table1.A7" office:value-type="string">
            <text:p text:style-name="Table_20_Contents">MC Series</text:p>
          </table:table-cell>
          <table:table-cell table:style-name="Table1.A7" office:value-type="string">
            <text:p text:style-name="Table_20_Contents">Meru::MC</text:p>
          </table:table-cell>
        </table:table-row>
        <table:table-row>
          <table:table-cell table:style-name="Table1.A7" office:value-type="string">
            <text:p text:style-name="P11">Motorola</text:p>
          </table:table-cell>
          <table:table-cell table:style-name="Table1.A7" office:value-type="string">
            <text:p text:style-name="Table_20_Contents">RF Switches</text:p>
          </table:table-cell>
          <table:table-cell table:style-name="Table1.A7" office:value-type="string">
            <text:p text:style-name="Table_20_Contents">Motorola::RFS</text:p>
          </table:table-cell>
        </table:table-row>
        <table:table-row>
          <table:table-cell table:style-name="Table1.A7" office:value-type="string">
            <text:p text:style-name="P11">Nortel</text:p>
          </table:table-cell>
          <table:table-cell table:style-name="Table1.A7" office:value-type="string">
            <text:p text:style-name="Table_20_Contents">BPS2000</text:p>
          </table:table-cell>
          <table:table-cell table:style-name="Table1.A7" office:value-type="string">
            <text:p text:style-name="Table_20_Contents">Nortel::BPS2000</text:p>
          </table:table-cell>
        </table:table-row>
        <table:table-row>
          <table:table-cell table:style-name="Table1.A7" office:value-type="string">
            <text:p text:style-name="Table_20_Contents"/>
          </table:table-cell>
          <table:table-cell table:style-name="Table1.A7" office:value-type="string">
            <text:p text:style-name="Table_20_Contents">ERS 2500 <text:s/>Series</text:p>
          </table:table-cell>
          <table:table-cell table:style-name="Table1.A7" office:value-type="string">
            <text:p text:style-name="Table_20_Contents">Nortel::ERS2500</text:p>
          </table:table-cell>
        </table:table-row>
        <table:table-row>
          <table:table-cell table:style-name="Table1.A7" office:value-type="string">
            <text:p text:style-name="Table_20_Contents"/>
          </table:table-cell>
          <table:table-cell table:style-name="Table1.A7" office:value-type="string">
            <text:p text:style-name="Table_20_Contents">ERS 4500 Series</text:p>
          </table:table-cell>
          <table:table-cell table:style-name="Table1.A7" office:value-type="string">
            <text:p text:style-name="Table_20_Contents">Nortel::ERS4500</text:p>
          </table:table-cell>
        </table:table-row>
        <table:table-row>
          <table:table-cell table:style-name="Table1.A7" office:value-type="string">
            <text:p text:style-name="Table_20_Contents"/>
          </table:table-cell>
          <table:table-cell table:style-name="Table1.A7" office:value-type="string">
            <text:p text:style-name="Table_20_Contents">ERS 5500 Series</text:p>
          </table:table-cell>
          <table:table-cell table:style-name="Table1.A7" office:value-type="string">
            <text:p text:style-name="Table_20_Contents">Nortel::ERS5500</text:p>
          </table:table-cell>
        </table:table-row>
        <table:table-row>
          <table:table-cell table:style-name="Table1.A7" office:value-type="string">
            <text:p text:style-name="Table_20_Contents"/>
          </table:table-cell>
          <table:table-cell table:style-name="Table1.A7" office:value-type="string">
            <text:p text:style-name="Table_20_Contents">ERS 5500 with firmware 6</text:p>
          </table:table-cell>
          <table:table-cell table:style-name="Table1.A7" office:value-type="string">
            <text:p text:style-name="Table_20_Contents">Nortel::ERS5500_6x</text:p>
          </table:table-cell>
        </table:table-row>
        <table:table-row>
          <table:table-cell table:style-name="Table1.A7" office:value-type="string">
            <text:p text:style-name="Table_20_Contents"/>
          </table:table-cell>
          <table:table-cell table:style-name="Table1.A7" office:value-type="string">
            <text:p text:style-name="Table_20_Contents">ES325</text:p>
          </table:table-cell>
          <table:table-cell table:style-name="Table1.A7" office:value-type="string">
            <text:p text:style-name="Table_20_Contents">Nortel::ES325</text:p>
          </table:table-cell>
        </table:table-row>
        <table:table-row>
          <table:table-cell table:style-name="Table1.A7" office:value-type="string">
            <text:p text:style-name="Table_20_Contents"/>
          </table:table-cell>
          <table:table-cell table:style-name="Table1.A7" office:value-type="string">
            <text:p text:style-name="Table_20_Contents">Baystack 470</text:p>
          </table:table-cell>
          <table:table-cell table:style-name="Table1.A7" office:value-type="string">
            <text:p text:style-name="Table_20_Contents">Nortel::Baystack470</text:p>
          </table:table-cell>
        </table:table-row>
        <table:table-row>
          <table:table-cell table:style-name="Table1.A7" office:value-type="string">
            <text:p text:style-name="Table_20_Contents"/>
          </table:table-cell>
          <table:table-cell table:style-name="Table1.A7" office:value-type="string">
            <text:p text:style-name="Table_20_Contents">Baystack 4550</text:p>
          </table:table-cell>
          <table:table-cell table:style-name="Table1.A7" office:value-type="string">
            <text:p text:style-name="Table_20_Contents">Nortel::Baystack4550</text:p>
          </table:table-cell>
        </table:table-row>
        <table:table-row>
          <table:table-cell table:style-name="Table1.A7" office:value-type="string">
            <text:p text:style-name="Table_20_Contents"/>
          </table:table-cell>
          <table:table-cell table:style-name="Table1.A7" office:value-type="string">
            <text:p text:style-name="Table_20_Contents">Baystack 5500 Series</text:p>
          </table:table-cell>
          <table:table-cell table:style-name="Table1.A7" office:value-type="string">
            <text:p text:style-name="Table_20_Contents">Nortel::Baystack5500</text:p>
          </table:table-cell>
        </table:table-row>
        <text:soft-page-break/>
        <table:table-row>
          <table:table-cell table:style-name="Table1.A7" office:value-type="string">
            <text:p text:style-name="Table_20_Contents"/>
          </table:table-cell>
          <table:table-cell table:style-name="Table1.A7" office:value-type="string">
            <text:p text:style-name="Table_20_Contents">Baystack 5500 w/ 6.x</text:p>
          </table:table-cell>
          <table:table-cell table:style-name="Table1.A7" office:value-type="string">
            <text:p text:style-name="Table_20_Contents">Nortel::BayStack5500_6x</text:p>
          </table:table-cell>
        </table:table-row>
        <table:table-row>
          <table:table-cell table:style-name="Table1.A7" office:value-type="string">
            <text:p text:style-name="P11">SMC</text:p>
          </table:table-cell>
          <table:table-cell table:style-name="Table1.A7" office:value-type="string">
            <text:p text:style-name="Table_20_Contents">TigerStack 6128 L2</text:p>
          </table:table-cell>
          <table:table-cell table:style-name="Table1.A7" office:value-type="string">
            <text:p text:style-name="Table_20_Contents">SMC::TS6128L2</text:p>
          </table:table-cell>
        </table:table-row>
        <table:table-row>
          <table:table-cell table:style-name="Table1.A7" office:value-type="string">
            <text:p text:style-name="P11"/>
          </table:table-cell>
          <table:table-cell table:style-name="Table1.A7" office:value-type="string">
            <text:p text:style-name="Table_20_Contents">TigerStack 6224M</text:p>
          </table:table-cell>
          <table:table-cell table:style-name="Table1.A7" office:value-type="string">
            <text:p text:style-name="Table_20_Contents">SMC::TS6224M</text:p>
          </table:table-cell>
        </table:table-row>
        <table:table-row>
          <table:table-cell table:style-name="Table1.A7" office:value-type="string">
            <text:p text:style-name="P11"/>
          </table:table-cell>
          <table:table-cell table:style-name="Table1.A7" office:value-type="string">
            <text:p text:style-name="Table_20_Contents">TigerStack 8824-48M</text:p>
          </table:table-cell>
          <table:table-cell table:style-name="Table1.A7" office:value-type="string">
            <text:p text:style-name="Table_20_Contents">SMC::TS8800M</text:p>
          </table:table-cell>
        </table:table-row>
        <table:table-row>
          <table:table-cell table:style-name="Table1.A7" office:value-type="string">
            <text:p text:style-name="P11">Xirrus</text:p>
          </table:table-cell>
          <table:table-cell table:style-name="Table1.A7" office:value-type="string">
            <text:p text:style-name="Table_20_Contents">Xirrus WiFi Arrays</text:p>
          </table:table-cell>
          <table:table-cell table:style-name="Table1.A7" office:value-type="string">
            <text:p text:style-name="Table_20_Contents">Xirrus</text:p>
          </table:table-cell>
        </table:table-row>
      </table:table>
      <text:list xml:id="list696238814" text:continue-numbering="true" text:style-name="Outline">
        <text:list-item>
          <text:h text:style-name="Heading_20_1" text:outline-level="1"><text:bookmark text:name="__RefHeading__4775_400627320"/>Switch configuration<text:bookmark-end text:name="__RefHeading__4775_400627320"/></text:h>
          <text:list>
            <text:list-item>
              <text:h text:style-name="Heading_20_2" text:outline-level="2"><text:bookmark text:name="__RefHeading__21832_1038895957"/>Assumptions<text:bookmark-end text:name="__RefHeading__2183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 (if you want 802.1X or MAC Auth)</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VoIP, Voice VLAN: 100</text:p>
      <text:p text:style-name="List">❏<text:tab/>use SNMP v2c</text:p>
      <text:p text:style-name="List">❏<text:tab/>SNMP Trap community: public</text:p>
      <text:p text:style-name="List">❏<text:tab/>RADIUS Secret: useStrongerSecret</text:p>
      <text:list xml:id="list796917076" text:continue-numbering="true" text:style-name="Outline">
        <text:list-item>
          <text:list>
            <text:list-item>
              <text:h text:style-name="P55" text:outline-level="2"><text:bookmark text:name="__RefHeading__21834_1038895957"/>3COM<text:bookmark-end text:name="__RefHeading__21834_1038895957"/></text:h>
            </text:list-item>
          </text:list>
        </text:list-item>
      </text:list>
      <text:p text:style-name="Heading_20_3">SuperStack 3 Switch 4200 and 4500</text:p>
      <text:p text:style-name="Text_20_body">PacketFence supports these 3Com switches with no VoIP using one trap type:</text:p>
      <text:list xml:id="list325707761" text:style-name="L1">
        <text:list-header>
          <text:p text:style-name="P48">❏<text:tab/>linkUp/linkDown</text:p>
          <text:p text:style-name="P48">❏<text:tab/>Port Security (with static MACs)</text:p>
        </text:list-header>
      </text:list>
      <text:p text:style-name="Text_20_body">Don't forget to update the startup config !</text:p>
      <text:list xml:id="list679352674" text:continue-list="list79691707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459403500" text:continue-numbering="true" text:style-name="Outline">
        <text:list-item>
          <text:list>
            <text:list-item>
              <text:list>
                <text:list-item>
                  <text:list>
                    <text:list-item>
                      <text:h text:style-name="Heading_20_4" text:outline-level="4">In Port Securit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text:p>
      <text:p text:style-name="Code">port-security enable</text:p>
      <text:p text:style-name="Code">port-security trap addresslearned</text:p>
      <text:p text:style-name="Code">port-security trap intrusion</text:p>
      <text:p text:style-name="List"/>
      <text:p text:style-name="List">❏<text:tab/>On each interface: </text:p>
      <text:p text:style-name="Code">port access vlan 4</text:p>
      <text:p text:style-name="Code">port-security max-mac-count 1</text:p>
      <text:p text:style-name="Code">port-security port-mode secure</text:p>
      <text:p text:style-name="Code"><text:soft-page-break/>port-security intrusion-mode blockmac</text:p>
      <text:p text:style-name="Code">undo enable snmp trap updown</text:p>
      <text:p text:style-name="Standard"/>
      <text:p text:style-name="Heading_20_3">E4800G</text:p>
      <text:p text:style-name="Text_20_body">PacketFence supports these 3Com switches with the following techniques:</text:p>
      <text:list xml:id="list1740476216" text:continue-list="list325707761"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058569206" text:continue-list="list459403500"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013171106"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primary authentication 192.168.1.5 1812<text:line-break/> <text:s text:c="4"/>primary accounting 192.168.1.5 1812<text:line-break/> <text:s text:c="4"/>key authentication useStrongerSecret<text:line-break/> <text:s text:c="4"/>user-name-format without-domain <text:line-break/> <text:s text:c="4"/>quit<text:line-break/> <text:s text:c="2"/>domain packetfence.local<text:line-break/> <text:s text:c="4"/>authentication default radius-scheme PacketFence<text:line-break/> <text:s text:c="4"/>authorization default radius-scheme PacketFence<text:line-break/> <text:s text:c="4"/>quit<text:line-break/> <text:s text:c="2"/>domain default enable packetfence.local<text:line-break/> <text:s text:c="2"/>dot1x authentication-method eap<text:line-break/><text:soft-pag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P23">where xx stands for the interface index</text:p>
      <text:p text:style-name="P3"/>
      <text:p text:style-name="Heading_20_3">E5500G and Switch 4200G</text:p>
      <text:p text:style-name="Text_20_body">PacketFence supports these 3Com switches with the following techniques:</text:p>
      <text:list xml:id="list1718504160" text:continue-list="list1740476216" text:style-name="L1">
        <text:list-header>
          <text:p text:style-name="P48">❏<text:tab/>802.1X with MAC Authentication fallback</text:p>
          <text:p text:style-name="P48">❏<text:tab/>linkUp/linkDown (not recommended)</text:p>
        </text:list-header>
      </text:list>
      <text:p text:style-name="Text_20_body">Voice over IP support was not explicitly tested during implementation however it does not mean that it won't work.</text:p>
      <text:p text:style-name="Text_20_body">Don't forget to update the startup config !</text:p>
      <text:list xml:id="list2141411298" text:continue-list="list1013171106" text:style-name="Outline">
        <text:list-item>
          <text:list>
            <text:list-item>
              <text:list>
                <text:list-item>
                  <text:list>
                    <text:list-item>
                      <text:h text:style-name="Heading_20_4" text:outline-level="4">linkUp / linkDown only</text:h>
                    </text:list-item>
                  </text:list>
                </text:list-item>
              </text:list>
            </text:list-item>
          </text:list>
        </text:list-item>
      </text:list>
      <text:p text:style-name="List"><text:soft-page-break/>❏<text:tab/>Global config settings</text:p>
      <text:p text:style-name="Code">snmp-agent</text:p>
      <text:p text:style-name="Code">snmp-agent target-host trap address udp-domain 192.168.1.5 params securityname public</text:p>
      <text:p text:style-name="Code">snmp-agent trap enable standard linkup linkdown</text:p>
      <text:p text:style-name="List"/>
      <text:p text:style-name="List">❏<text:tab/>On each interface: </text:p>
      <text:p text:style-name="Code">port access vlan 4</text:p>
      <text:list xml:id="list1770808094" text:continue-numbering="true" text:style-name="Outline">
        <text:list-item>
          <text:list>
            <text:list-item>
              <text:list>
                <text:list-item>
                  <text:list>
                    <text:list-item>
                      <text:h text:style-name="Heading_20_4" text:outline-level="4">802.1X with MAC Authentication fallback</text:h>
                    </text:list-item>
                  </text:list>
                </text:list-item>
              </text:list>
            </text:list-item>
          </text:list>
        </text:list-item>
      </text:list>
      <text:p text:style-name="List">❏<text:tab/>Global config settings</text:p>
      <text:p text:style-name="Code">system-view<text:line-break/> <text:s text:c="2"/>radius scheme PacketFence<text:line-break/> <text:s text:c="4"/>server-type standard<text:line-break/> <text:s text:c="4"/>primary authentication 192.168.1.5 1812<text:line-break/> <text:s text:c="4"/>primary accounting 192.168.1.5 1812<text:line-break/> <text:s text:c="4"/>accounting optional<text:line-break/> <text:s text:c="4"/>key authentication useStrongerSecret<text:line-break/> <text:s text:c="4"/>user-name-format without-domain <text:line-break/> <text:s text:c="4"/>quit<text:line-break/> <text:s text:c="2"/>domain packetfence.local<text:line-break/> <text:s text:c="4"/>radius-scheme PacketFence<text:line-break/> <text:s text:c="4"/>vlan-assignment-mode string<text:line-break/> <text:s text:c="4"/>quit<text:line-break/> <text:s text:c="2"/>domain default enable packetfence.local<text:line-break/> <text:s text:c="2"/>dot1x authentication-method eap<text:line-break/> <text:s text:c="2"/>port-security enable<text:line-break/>quit</text:p>
      <text:p text:style-name="Standard"/>
      <text:p text:style-name="Text_20_body">If your management authentication on your switch is default, applying the configuration above will have your authentication switch to a RADIUS based one with PacketFence as the authentication server. <text:span text:style-name="T5">It is almost certain that you do not want that!</text:span></text:p>
      <text:p text:style-name="Text_20_body">Below, we will just create a local password for <text:span text:style-name="Code_20__28_inline_29_">vty</text:span> accesses (telnet) and nothing on the console. <text:span text:style-name="T6">In order to avoid locking yourself out, make sure to verify your configuration!</text:span></text:p>
      <text:p text:style-name="Code">system-view<text:line-break/> <text:s text:c="2"/>user-interface aux 0<text:line-break/> <text:s text:c="4"/>authentication-mode none<text:line-break/> <text:s/>user-interface vty 0 4<text:line-break/> <text:s text:c="3"/>user privilege level 3<text:line-break/> <text:s text:c="3"/>set authentication password simple useStrongerPassword<text:line-break/><text:soft-page-break/> <text:s/>quit<text:line-break/>quit</text:p>
      <text:p text:style-name="List"/>
      <text:p text:style-name="List">❏<text:tab/>On each interface: </text:p>
      <text:p text:style-name="Code">system-view<text:line-break/> <text:s/>interface gigabitEthernet 1/0/xx<text:line-break/> <text:s text:c="3"/>port-security port-mode mac-else-userlogin-secure-ext<text:line-break/> <text:s text:c="3"/># userlogin-secure-or-mac-ext could be used below instead <text:line-break/> <text:s text:c="3"/># see the Switch_4200G's documentation for a discussion about it<text:line-break/> <text:s text:c="3"/>undo enable snmp trap updown<text:line-break/> <text:s text:c="3"/>quit<text:line-break/>quit</text:p>
      <text:p text:style-name="Standard">where xx stands for the interface index</text:p>
      <text:p text:style-name="Heading_20_3">NJ220</text:p>
      <text:p text:style-name="Text_20_body">This switch does not support port-security.</text:p>
      <text:p text:style-name="Text_20_body">To configure: use web interface to send the linkUp/linkDown traps to the PacketFence server.</text:p>
      <text:p text:style-name="Text_20_body"/>
      <text:list xml:id="list745334766" text:continue-numbering="true" text:style-name="Outline">
        <text:list-item>
          <text:list>
            <text:list-item>
              <text:h text:style-name="Heading_20_2" text:outline-level="2"><text:bookmark text:name="__RefHeading__21836_1038895957"/>Amer<text:bookmark-end text:name="__RefHeading__21836_1038895957"/></text:h>
            </text:list-item>
          </text:list>
        </text:list-item>
      </text:list>
      <text:p text:style-name="Text_20_body">PacketFence supports Amer switches with no VoIP using one trap type:</text:p>
      <text:list xml:id="list1318861892" text:continue-list="list1718504160" text:style-name="L1">
        <text:list-header>
          <text:p text:style-name="P48">❏<text:tab/>linkUp/linkDown</text:p>
        </text:list-header>
      </text:list>
      <text:p text:style-name="Text_20_body">Don't forget to update the startup config !</text:p>
      <text:p text:style-name="Text_20_body"/>
      <text:p text:style-name="Heading_20_3">L2 Switch SS2R24i</text:p>
      <text:list xml:id="list535177191" text:continue-numbering="true" text:style-name="L1">
        <text:list-header>
          <text:p text:style-name="P48">❏<text:tab/>Global config settings:</text:p>
        </text:list-header>
      </text:list>
      <text:p text:style-name="Code">create snmp host 192.168.1.5 v2c public</text:p>
      <text:p text:style-name="Code">create snmp user public ReadGroup</text:p>
      <text:p text:style-name="Code">enable snmp traps </text:p>
      <text:list xml:id="list1811098182" text:continue-numbering="true" text:style-name="L1">
        <text:list-header>
          <text:p text:style-name="P48"/>
        </text:list-header>
      </text:list>
      <text:p text:style-name="P20">❏<text:tab/>On each interface:</text:p>
      <text:p text:style-name="Code">config vlan default delete xx</text:p>
      <text:p text:style-name="Code"><text:soft-page-break/>config vlan mac-detection add untagged xx</text:p>
      <text:p text:style-name="Standard">where xx stands for the interface index</text:p>
      <text:list xml:id="list1443494977" text:continue-list="list745334766" text:style-name="Outline">
        <text:list-item>
          <text:list>
            <text:list-item>
              <text:h text:style-name="Heading_20_2" text:outline-level="2"><text:bookmark text:name="__RefHeading__2434_834933746"/>Avaya<text:bookmark-end text:name="__RefHeading__2434_834933746"/></text:h>
            </text:list-item>
          </text:list>
        </text:list-item>
      </text:list>
      <text:p text:style-name="Text_20_body">Avaya bought Nortel's wired networks assets. So Avaya switches are, in effect, re-branded Nortels. See Nortel section of this document for configuration instructions.</text:p>
      <text:p text:style-name="Text_20_body"/>
      <text:list xml:id="list1446880961" text:continue-numbering="true" text:style-name="Outline">
        <text:list-item>
          <text:list>
            <text:list-item>
              <text:h text:style-name="Heading_20_2" text:outline-level="2"><text:bookmark text:name="__RefHeading__21936_1038895957"/>Cisco<text:bookmark-end text:name="__RefHeading__21936_1038895957"/></text:h>
            </text:list-item>
          </text:list>
        </text:list-item>
      </text:list>
      <text:p text:style-name="Text_20_body">PacketFence supports Cisco switches with VoIP using three different trap types:</text:p>
      <text:p text:style-name="Text_20_body"/>
      <text:list xml:id="list373055580" text:continue-list="list1811098182" text:style-name="L1">
        <text:list-header>
          <text:p text:style-name="P48">❏<text:tab/>linkUp/linkDown</text:p>
          <text:p text:style-name="P48">❏<text:tab/>MAC Notification</text:p>
          <text:p text:style-name="P48">❏<text:tab/>Port Security (with static MACs)</text:p>
          <text:p text:style-name="P48"/>
          <text:p text:style-name="P51">On some recent models, we can also use more secure and robust features, like :</text:p>
          <text:p text:style-name="P51"/>
          <text:p text:style-name="P48">❏<text:tab/>MAC Authentication (Cisco's MAC Authentication Bypass or MAB)</text:p>
          <text:p text:style-name="P48">❏<text:tab/>802.1x (Multi-Host or Multi-Domain)</text:p>
          <text:p text:style-name="P48"/>
        </text:list-header>
      </text:list>
      <text:p text:style-name="Text_20_body">Depending of the switch model, we recommend the use of the most secure and reliable feature first. <text:s/>In other words, you should consider the following order :</text:p>
      <text:list xml:id="list1343734005" text:style-name="L2">
        <text:list-item>
          <text:p text:style-name="P47">802.1x/MAB</text:p>
        </text:list-item>
        <text:list-item>
          <text:p text:style-name="P47">Port-Security</text:p>
        </text:list-item>
        <text:list-item>
          <text:p text:style-name="P47">linkUp/linkDown</text:p>
          <text:p text:style-name="P47"/>
        </text:list-item>
      </text:list>
      <text:p text:style-name="Heading_20_3">2900XL Series and 3500XL Series</text:p>
      <text:list xml:id="list42446501" text:continue-list="list1446880961" text:style-name="Outline">
        <text:list-item>
          <text:list>
            <text:list-item>
              <text:list>
                <text:list-item>
                  <text:list>
                    <text:list-item>
                      <text:h text:style-name="P43" text:outline-level="4">linkUP/linkDown SNMP traps</text:h>
                    </text:list-item>
                  </text:list>
                </text:list-item>
              </text:list>
            </text:list-item>
          </text:list>
        </text:list-item>
      </text:list>
      <text:p text:style-name="List">❏<text:tab/>Global config settings:</text:p>
      <text:p text:style-name="Code"><text:soft-page-break/>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line-break/>mac-address-table notification<text:line-break/>mac-address-table aging-time 3600</text:p>
      <text:p text:style-name="P20"/>
      <text:p text:style-name="P20">❏<text:tab/>On each interface with <text:span text:style-name="T5">no VoIP</text:span>:</text:p>
      <text:p text:style-name="Code">switchport mode access</text:p>
      <text:p text:style-name="Code">switchport access vlan 4</text:p>
      <text:p text:style-name="Code">snmp trap mac-notification added</text:p>
      <text:p text:style-name="List">❏<text:tab/>On each interface with <text:span text:style-name="T5">VoIP</text:span>:</text:p>
      <text:p text:style-name="Code">switchport trunk encapsulation dot1q<text:line-break/>switchport trunk native vlan 4<text:line-break/>switchport mode trunk<text:line-break/>switchport voice vlan 100<text:line-break/>snmp trap mac-notification added<text:line-break/>snmp trap mac-notification removed</text:p>
      <text:p text:style-name="Text_20_body"/>
      <text:p text:style-name="Heading_20_3">2950</text:p>
      <text:p text:style-name="Text_20_body">Those switches are now supported using 802.1X for networks with or without VoIP. <text:s/>You can also use port-security with static MAC address but we can not secure a MAC on the data VLAN specifically so enable it if there is no VoIP, use linkUp/linkDown and MAC notification otherwise. <text:s/>So on setup that needs to handle VoIP with this switch, go with a 802.1X configuration.</text:p>
      <text:list xml:id="list1183334184" text:continue-numbering="true" text:style-name="Outline">
        <text:list-item>
          <text:list>
            <text:list-item>
              <text:list>
                <text:list-item>
                  <text:list>
                    <text:list-item>
                      <text:h text:style-name="P43" text:outline-level="4">802.1X</text:h>
                    </text:list-item>
                  </text:list>
                </text:list-item>
              </text:list>
            </text:list-item>
          </text:list>
        </text:list-item>
      </text:list>
      <text:p text:style-name="P36">Recently, we were able to add the support for 802.1X on those switch even if they are not supporting RADIUS dynamic VLAN assignments.</text:p>
      <text:p text:style-name="P28">❏<text:tab/>Global settings</text:p>
      <text:p text:style-name="Code">dot1x system-auth-control</text:p>
      <text:p text:style-name="P36"/>
      <text:p text:style-name="P28">❏<text:tab/>AAA Groups and Configuration</text:p>
      <text:p text:style-name="Code">aaa new-model</text:p>
      <text:p text:style-name="Code">aaa group server radius packetfence</text:p>
      <text:p text:style-name="Code"><text:soft-page-break/><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p text:style-name="P28">❏<text:tab/>For ports without VoIP</text:p>
      <text:p text:style-name="Code">switchport access vlan 4</text:p>
      <text:p text:style-name="Code">switchport mode access</text:p>
      <text:p text:style-name="Code">dot1x port-control auto </text:p>
      <text:p text:style-name="Code">dot1x host-mode multi-host </text:p>
      <text:p text:style-name="Code">dot1x reauthentication </text:p>
      <text:p text:style-name="Text_20_body"/>
      <text:p text:style-name="P28">❏<text:tab/>For ports with VoIP</text:p>
      <text:p text:style-name="Code">switchport access vlan 4</text:p>
      <text:p text:style-name="Code">switchport mode access</text:p>
      <text:p text:style-name="Code">switchport voice vlan 100</text:p>
      <text:p text:style-name="Code">dot1x port-control auto </text:p>
      <text:p text:style-name="Code">dot1x host-mode multi-host </text:p>
      <text:p text:style-name="Code">dot1x reauthentication </text:p>
      <text:list xml:id="list1201138302" text:continue-numbering="true" text:style-name="Outline">
        <text:list-item>
          <text:list>
            <text:list-item>
              <text:list>
                <text:list-item>
                  <text:list>
                    <text:list-item>
                      <text:h text:style-name="P43" text:outline-level="4">Port-Security</text:h>
                    </text:list-item>
                  </text:list>
                </text:list-item>
              </text:list>
            </text:list-item>
          </text:list>
        </text:list-item>
      </text:list>
      <text:p text:style-name="P17">** 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ther than the bogus one. Otherwise this MAC will lose its connectivity instantly.</text:p>
      <text:p text:style-name="P17"/>
      <text:p text:style-name="List">❏<text:tab/>Global config settings with no VoIP</text:p>
      <text:p text:style-name="Code">snmp-server enable traps port-security</text:p>
      <text:p text:style-name="Code">snmp-server enable traps port-security trap-rate 1</text:p>
      <text:p text:style-name="Code"><text:soft-page-break/>snmp-server host 192.168.1.5 version 2c public port-security</text:p>
      <text:p text:style-name="List"/>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xxx stands for the interface ifIndex</text:p>
      <text:p text:style-name="P15"/>
      <text:p text:style-name="P20">❏<text:tab/>Use the following templates for interface IfIndex in bogus MAC addresses (0200.000x.xxxx):</text:p>
      <text:list xml:id="list161117617" text:style-name="L3">
        <text:list-header>
          <text:p text:style-name="P40"><text:span text:style-name="T2">Fa0/1...Fa0/48<text:tab/><text:tab/>-&gt;<text:tab/>1...48<text:line-break/></text:span><text:span text:style-name="T3">Gi0/1, Gi0/2<text:tab/><text:tab/>-&gt;<text:tab/>49, 50</text:span></text:p>
        </text:list-header>
      </text:list>
      <text:p text:style-name="P20">❏<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p text:style-name="Heading_20_3">2960, 2970, 3560, 3550**, 3750</text:p>
      <text:p text:style-name="Text_20_body"><text:span text:style-name="T10">** The Catalyst 3550 does </text:span><text:span text:style-name="T11">NOT</text:span><text:span text:style-name="T10"> support 802.1x with Multi-Domain, it can only support 802.1x with MAB using Multi-Host, MAB, and Port-Security.</text:span></text:p>
      <text:list xml:id="list1934722595" text:continue-list="list1201138302" text:style-name="Outline">
        <text:list-item>
          <text:list>
            <text:list-item>
              <text:list>
                <text:list-item>
                  <text:list>
                    <text:list-item>
                      <text:h text:style-name="P43" text:outline-level="4">802.1x with MAC Authentication bypass (Multi-Domain)</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switchport voice vlan 100</text:p>
      <text:p text:style-name="P30">authentication host-mode multi-domain</text:p>
      <text:p text:style-name="P30">authentication order dot1x mab</text:p>
      <text:p text:style-name="P30">authentication priority dot1x mab</text:p>
      <text:p text:style-name="P30">authentication port-control auto</text:p>
      <text:p text:style-name="P30">authentication periodic</text:p>
      <text:p text:style-name="P30">authentication timer restart 10800</text:p>
      <text:p text:style-name="P30">authentication timer reauthenticate 10800</text:p>
      <text:p text:style-name="P30">mab</text:p>
      <text:p text:style-name="P30">no snmp trap link-status</text:p>
      <text:p text:style-name="P30">dot1x pae authenticator</text:p>
      <text:p text:style-name="P30">dot1x timeout quiet-period 2</text:p>
      <text:p text:style-name="P30">dot1x timeout tx-period 3</text:p>
      <text:p text:style-name="P28"/>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Text_20_body"/>
      <text:list xml:id="list434833972" text:continue-numbering="true" text:style-name="Outline">
        <text:list-item>
          <text:list>
            <text:list-item>
              <text:list>
                <text:list-item>
                  <text:list>
                    <text:list-item>
                      <text:h text:style-name="P43" text:outline-level="4">802.1x with MAC Authentication bypass (Multi-Host)</text:h>
                    </text:list-item>
                  </text:list>
                </text:list-item>
              </text:list>
            </text:list-item>
          </text:list>
        </text:list-item>
      </text:list>
      <text:p text:style-name="P28">❏<text:tab/>Global settings</text:p>
      <text:p text:style-name="Code"><text:soft-page-break/>dot1x system-auth-control</text:p>
      <text:p text:style-name="P27"/>
      <text:p text:style-name="P28">❏<text:tab/>On each interface</text:p>
      <text:p text:style-name="P30">switchport mode access</text:p>
      <text:p text:style-name="P30"><text:s/>authentication order dot1x mab</text:p>
      <text:p text:style-name="P30"><text:s/>authentication priority dot1x mab</text:p>
      <text:p text:style-name="P30"><text:s/>authentication port-control auto</text:p>
      <text:p text:style-name="P30"><text:s/>authentication periodic</text:p>
      <text:p text:style-name="P30"><text:s/>authentication timer restart 10800</text:p>
      <text:p text:style-name="P30"><text:s/>authentication timer reauthenticate 7200</text:p>
      <text:p text:style-name="P30"><text:s/>mab</text:p>
      <text:p text:style-name="P30"><text:s/>no snmp trap link-status</text:p>
      <text:p text:style-name="P30"><text:s/>dot1x pae authenticator</text:p>
      <text:p text:style-name="P30"><text:s/>dot1x timeout quiet-period 2</text:p>
      <text:p text:style-name="P30"><text:s/>dot1x timeout tx-period 3</text:p>
      <text:p text:style-name="Text_20_body"/>
      <text:p text:style-name="P28">❏<text:tab/>AAA Groups and Configuration</text:p>
      <text:p text:style-name="Code">aaa new-model</text:p>
      <text:p text:style-name="Code">aaa group server radius packe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8">❏<text:tab/>Radius server configuration</text:p>
      <text:p text:style-name="Code">radius-server host 10.10.10.10 auth-port 1812 acct-port 1813 timeout 2 key useStrongerSecret</text:p>
      <text:p text:style-name="Code">radius-server vsa send authentication</text:p>
      <text:p text:style-name="P27"/>
      <text:list xml:id="list1117279344" text:continue-numbering="true" text:style-name="Outline">
        <text:list-item>
          <text:list>
            <text:list-item>
              <text:list>
                <text:list-item>
                  <text:list>
                    <text:list-item>
                      <text:h text:style-name="P43" text:outline-level="4">MAC Authentication bypass only</text:h>
                    </text:list-item>
                  </text:list>
                </text:list-item>
              </text:list>
            </text:list-item>
          </text:list>
        </text:list-item>
      </text:list>
      <text:p text:style-name="P28">❏<text:tab/>Global settings</text:p>
      <text:p text:style-name="Code">dot1x system-auth-control</text:p>
      <text:p text:style-name="Text_20_body"/>
      <text:p text:style-name="P28">❏<text:tab/>On each interface</text:p>
      <text:p text:style-name="Code"><text:soft-page-break/>switchport mode access</text:p>
      <text:p text:style-name="Code"><text:s/>switchport voice vlan 100</text:p>
      <text:p text:style-name="Code"><text:s/>dot1x mac-auth-bypass</text:p>
      <text:p text:style-name="Code"><text:s/>dot1x pae authenticator</text:p>
      <text:p text:style-name="Code"><text:s/>dot1x port-control auto</text:p>
      <text:p text:style-name="Code"><text:s/>dot1x timeout tx-period 5</text:p>
      <text:p text:style-name="Code"><text:s/>dot1x reauthentication</text:p>
      <text:p text:style-name="Code"><text:s/>authentication periodic</text:p>
      <text:p text:style-name="Code"><text:s/>authentication timer restart 10800</text:p>
      <text:p text:style-name="Code"><text:s/>authentication timer reauthenticate 7200</text:p>
      <text:p text:style-name="Code"><text:s/>mab</text:p>
      <text:p text:style-name="Code"><text:s/>no snmp trap link-status</text:p>
      <text:p text:style-name="Text_20_body"/>
      <text:p text:style-name="P28">❏<text:tab/>AAA Groups and Configuration</text:p>
      <text:p text:style-name="Code">aaa new-model</text:p>
      <text:p text:style-name="Code">aaa group server radius packtfence</text:p>
      <text:p text:style-name="Code"><text:s/>server 192.168.1.5 auth-port 1812 acct-port 1813</text:p>
      <text:p text:style-name="Code">aaa authentication login default local</text:p>
      <text:p text:style-name="Code">aaa authentication dot1x default group packetfence</text:p>
      <text:p text:style-name="Code">aaa authorization network default group packetfence</text:p>
      <text:p text:style-name="P29"/>
      <text:p text:style-name="P28">❏<text:tab/>Radius server configuration</text:p>
      <text:p text:style-name="Code">radius-server host 192.168.1.5 auth-port 1812 acct-port 1813 timeout 2 key useStrongerSecret</text:p>
      <text:p text:style-name="Code">radius-server vsa send authentication</text:p>
      <text:p text:style-name="P27"/>
      <text:list xml:id="list1266487921" text:continue-numbering="true" text:style-name="Outline">
        <text:list-item>
          <text:list>
            <text:list-item>
              <text:list>
                <text:list-item>
                  <text:list>
                    <text:list-item>
                      <text:h text:style-name="P43" text:outline-level="4">Port-Security</text:h>
                    </text:list-item>
                  </text:list>
                </text:list-item>
              </text:list>
            </text:list-item>
          </text:list>
        </text:list-item>
      </text:list>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text:soft-page-break/>switchport access vlan 4<text:line-break/>switchport port-security<text:line-break/>switchport port-security maximum 1 vlan access<text:line-break/>switchport port-security violation restrict<text:line-break/>switchport port-security mac-address 0200.000x.xxxx</text:p>
      <text:p text:style-name="Standard">where xxxxx stands for the interface ifIndex</text:p>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P20">❏<text:tab/>Use the following templates for interface IfIndex in bogus MAC addresses (0200.000x.xxxx):</text:p>
      <text:list xml:id="list754141864" text:continue-list="list161117617" text:style-name="L3">
        <text:list-header>
          <text:p text:style-name="P41">Fa0/1...Fa0/48<text:tab/><text:tab/>-&gt;<text:tab/>10001...10048<text:line-break/><text:span text:style-name="T8">Gi0/1...Gi0/48<text:tab/><text:tab/>-&gt;<text:tab/>10101...10148</text:span></text:p>
        </text:list-header>
      </text:list>
      <text:p text:style-name="Text_20_body"/>
      <text:p text:style-name="P26"/>
      <text:p text:style-name="Heading_20_3">Stacked 2960, Stacked 2970, Stacked 3550, Stacked 3560, Stacked 3750, 4500 Series</text:p>
      <text:p text:style-name="Text_20_body">The 4500 Series and all the stacked switches work exactly the same way as if they were not stacked so the configuration is the same: they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line-break/>snmp-server enable traps port-security trap-rate 1<text:line-break/>snmp-server host 192.168.1.5 version 2c public port-security </text:p>
      <text:p text:style-name="List"/>
      <text:p text:style-name="List">❏<text:tab/>On each interface with no VoIP:</text:p>
      <text:p text:style-name="Code">switchport access vlan 4<text:line-break/>switchport port-security<text:line-break/>switchport port-security maximum 1 vlan access<text:line-break/>switchport port-security violation restrict<text:line-break/>switchport port-security mac-address 0200.000x.xxxx</text:p>
      <text:p text:style-name="List"/>
      <text:p text:style-name="List">❏<text:tab/>On each interface with VoIP:</text:p>
      <text:p text:style-name="Code">switchport voice vlan 100<text:line-break/>switchport access vlan 4<text:line-break/>switchport port-security<text:line-break/>switchport port-security maximum 2<text:line-break/>switchport port-security maximum 1 vlan access<text:line-break/>switchport port-security violation restrict<text:line-break/>switchport port-security mac-address 0200.000x.xxxx</text:p>
      <text:p text:style-name="Text_20_body">where xxxxx stands for the interface ifIndex</text:p>
      <text:p text:style-name="List">❏<text:tab/>Use the following templates for interface IfIndex in bogus MAC addresses (0200.000x.xxxx):</text:p>
      <text:list xml:id="list1163386335" text:continue-numbering="true" text:style-name="L3">
        <text:list-header>
          <text:p text:style-name="P42">Fa1/0/1...Fa1/0/48<text:tab/>-&gt;<text:tab/>10001...10048<text:line-break/>Gi1/0/1...Gi1/0/48<text:tab/>-&gt;<text:tab/>10101...10148<text:line-break/>Fa2/0/1...Fa2/0/48<text:tab/>-&gt;<text:tab/>10501...10548<text:line-break/>Gi2/0/1...Gi2/0/48<text:tab/>-&gt;<text:tab/>10601...10648<text:line-break/>Fa3/0/1...Fa3/0/48<text:tab/>-&gt;<text:tab/>11001...11048<text:line-break/>Gi3/0/1...Gi3/0/48<text:tab/>-&gt;<text:tab/>11101...11148<text:line-break/>Fa4/0/1...Fa4/0/48<text:tab/>-&gt;<text:tab/>11501...11548<text:line-break/>Gi4/0/1...Gi4/0/48<text:tab/>-&gt;<text:tab/>11601...11648<text:line-break/>...</text:p>
        </text:list-header>
      </text:list>
      <text:p text:style-name="Heading_20_3"><text:soft-page-break/>Router ISR 1800 Series</text:p>
      <text:p text:style-name="Text_20_body">PacketFence supports the 1800 series Router with linkUp / linkDown traps. It cannot do anything about the router interfaces (ie: fa0 and fa1 on a 1811). VLAN interfaces ifIndex should also be marked as uplinks in the PacketFence switch configuration as they generate traps but are of no interest to PacketFence (layer 3).</text:p>
      <text:p text:style-name="List">❏<text:tab/>Global config settings:</text:p>
      <text:p text:style-name="Code">snmp-server enable traps snmp linkdown linkup<text:line-break/>snmp-server host 192.168.1.5 trap version 2c public</text:p>
      <text:p text:style-name="List"/>
      <text:p text:style-name="List">❏<text:tab/>On each interface:</text:p>
      <text:p text:style-name="Code">switchport mode access<text:line-break/>switchport access vlan 4</text:p>
      <text:p text:style-name="Heading_20_3"/>
      <text:list xml:id="list945089091" text:continue-list="list1266487921" text:style-name="Outline">
        <text:list-item>
          <text:list>
            <text:list-item>
              <text:h text:style-name="Heading_20_2" text:outline-level="2"><text:bookmark text:name="__RefHeading__21938_1038895957"/>D-Link<text:bookmark-end text:name="__RefHeading__21938_1038895957"/></text:h>
            </text:list-item>
          </text:list>
        </text:list-item>
      </text:list>
      <text:p text:style-name="Text_20_body">PacketFence supports D-Link switches with no VoIP using two different trap types:</text:p>
      <text:list xml:id="list2072861906" text:continue-list="list373055580" text:style-name="L1">
        <text:list-header>
          <text:p text:style-name="P48">❏<text:tab/>linkUp/linkDown</text:p>
          <text:p text:style-name="P48">❏<text:tab/>MAC Notification</text:p>
        </text:list-header>
      </text:list>
      <text:p text:style-name="Text_20_body"><text:span text:style-name="T5">We recommend to enable linkUp/linkDown and MAC notification together</text:span><text:span text:style-name="T7">.</text:span></text:p>
      <text:p text:style-name="Text_20_body">Don't forget to update the startup config !</text:p>
      <text:p text:style-name="Text_20_body"/>
      <text:p text:style-name="Heading_20_3">DES3526</text:p>
      <text:p text:style-name="List">❏<text:tab/>Global config settings</text:p>
      <text:p text:style-name="Code">To be contributed...</text:p>
      <text:p text:style-name="List"/>
      <text:p text:style-name="List">❏<text:tab/>On each interface: </text:p>
      <text:p text:style-name="Code">To be contributed...</text:p>
      <text:p text:style-name="Heading_20_3"/>
      <text:p text:style-name="Heading_20_3"/>
      <text:list xml:id="list712411542" text:continue-list="list945089091" text:style-name="Outline">
        <text:list-item>
          <text:list>
            <text:list-item>
              <text:h text:style-name="P55" text:outline-level="2"><text:bookmark text:name="__RefHeading__21940_1038895957"/>Dell<text:bookmark-end text:name="__RefHeading__21940_1038895957"/></text:h>
            </text:list-item>
          </text:list>
        </text:list-item>
      </text:list>
      <text:p text:style-name="Heading_20_3">PowerConnect 3424</text:p>
      <text:p text:style-name="Text_20_body">PacketFence supports this switch using linkUp/linkDown traps.</text:p>
      <text:p text:style-name="List">❏<text:tab/>Global config settings</text:p>
      <text:p text:style-name="Code">To be contributed...</text:p>
      <text:p text:style-name="List"/>
      <text:p text:style-name="List">❏<text:tab/>On each interface: </text:p>
      <text:p text:style-name="Code">To be contributed...</text:p>
      <text:p text:style-name="P21"/>
      <text:p text:style-name="Text_20_body"/>
      <text:list xml:id="list2029017050" text:continue-numbering="true" text:style-name="Outline">
        <text:list-item>
          <text:list>
            <text:list-item>
              <text:h text:style-name="Heading_20_2" text:outline-level="2"><text:bookmark text:name="__RefHeading__21942_1038895957"/>Edge-corE<text:bookmark-end text:name="__RefHeading__21942_1038895957"/></text:h>
            </text:list-item>
          </text:list>
        </text:list-item>
      </text:list>
      <text:p text:style-name="Text_20_body">PacketFence supports Edge-corE switches with no VoIP using one trap type:</text:p>
      <text:list xml:id="list398807671" text:continue-list="list2072861906" text:style-name="L1">
        <text:list-header>
          <text:p text:style-name="P48">❏<text:tab/>linkUp/linkDown</text:p>
        </text:list-header>
      </text:list>
      <text:p text:style-name="Text_20_body">Don't forget to update the startup config !</text:p>
      <text:p text:style-name="Text_20_body"/>
      <text:p text:style-name="Heading_20_3">3526XA and 3528M</text:p>
      <text:p text:style-name="List">❏<text:tab/>Global config settings</text:p>
      <text:p text:style-name="Code">SNMP-server host 192.168.1.5 public version 2c udp-port 162</text:p>
      <text:p text:style-name="Standard"/>
      <text:p text:style-name="Heading_20_3"/>
      <text:list xml:id="list1213626891" text:continue-list="list2029017050" text:style-name="Outline">
        <text:list-item>
          <text:list>
            <text:list-item>
              <text:h text:style-name="P55" text:outline-level="2"><text:bookmark text:name="__RefHeading__21944_1038895957"/>Enterasys<text:bookmark-end text:name="__RefHeading__21944_1038895957"/></text:h>
            </text:list-item>
          </text:list>
        </text:list-item>
      </text:list>
      <text:p text:style-name="Text_20_body">PacketFence supports Enterasys switches with no VoIP using two different trap types:</text:p>
      <text:list xml:id="list1377040512" text:continue-list="list398807671" text:style-name="L1">
        <text:list-header>
          <text:p text:style-name="P48">❏<text:tab/>linkUp/linkDown</text:p>
          <text:p text:style-name="P48">❏<text:tab/>MAC Locking (Port Security with static MACs)</text:p>
        </text:list-header>
      </text:list>
      <text:p text:style-name="Text_20_body"><text:span text:style-name="T5">We recommend to enable MAC locking only</text:span><text:span text:style-name="T7">.</text:span></text:p>
      <text:p text:style-name="Text_20_body">Don't forget to update the startup config !</text:p>
      <text:p text:style-name="Text_20_body"/>
      <text:p text:style-name="Heading_20_3">Matrix N3</text:p>
      <text:p text:style-name="Text_20_body">linkUp/linkDown traps are enabled by default so we disable them and enable MAC locking only. Also, by default this switch doesn't do an electrical low-level linkDown when setting the port to admin down. So we need to activate a global option called <text:span text:style-name="T4">forcelinkdown</text:span> to enable this behaviour. Without this option, clients don't understand that they lost their connection and they never do a new DHCP on VLAN change.</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line-break/>set forcelinkdown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Text_20_body"/>
      <text:list xml:id="list1238184146" text:continue-list="list1213626891" text:style-name="Outline">
        <text:list-item>
          <text:list>
            <text:list-item>
              <text:list>
                <text:list-item>
                  <text:list>
                    <text:list-item>
                      <text:h text:style-name="Heading_20_4" text:outline-level="4"/>
                    </text:list-item>
                  </text:list>
                </text:list-item>
              </text:list>
            </text:list-item>
          </text:list>
        </text:list-item>
      </text:list>
      <text:p text:style-name="P25">SecureStack C2</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Heading_20_3">SecureStack C3</text:p>
      <text:p text:style-name="Text_20_body">This switch has the particular “feature” of allowing more than one untagged egress VLAN per port. This means that you must add all the VLAN created for PacketFence as untagged egress VLAN on the relevant interfaces. This is why there is a VLAN command on each interface below.</text:p>
      <text:p text:style-name="Text_20_body">linkUp/linkDown traps are enabled by default so we disable them and enable MAC locking only.</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text:tab/>On each interface: </text:p>
      <text:p text:style-name="Code">set vlan egress 1,2,3 ge.1.xx untagged<text:line-break/>set port trap ge.1.xx disable<text:line-break/>set maclock enable ge.1.xx<text:line-break/>set maclock static ge.1.xx 1<text:line-break/>set maclock firstarrival ge.1.xx 0<text:line-break/>set maclock trap ge.1.xx enable</text:p>
      <text:p text:style-name="Standard">where xx stands for the interface index</text:p>
      <text:p text:style-name="Standard"><text:soft-page-break/></text:p>
      <text:p text:style-name="Heading_20_3">Standalone D2</text:p>
      <text:p text:style-name="Text_20_body">linkUp/linkDown traps are enabled by default so we disable them and enable MAC locking only.</text:p>
      <text:p text:style-name="Text_20_body">Warning: This switch Switch accepts multiple untagged VLAN per port when configured through SNMP. This is problematic because on some occasions the untagged VLAN port list can become inconsistent with the switch’s running config. To fix that, clear all untagged VLANs of a port even if the CLI interface doesn’t show them. To do so, use: <text:span text:style-name="T4">clear vlan egress &lt;vlans&gt; &lt;ports&gt;</text:span></text:p>
      <text:p text:style-name="List">❏<text:tab/>Global config settings</text:p>
      <text:p text:style-name="Code">set snmp community public<text:line-break/>set snmp targetparams v2cPF user public security-model v2c message-processing v2c</text:p>
      <text:p text:style-name="Code">set snmp notify entryPF tag TrapPF<text:line-break/>set snmp targetaddr tr 192.168.1.5 param v2cPF taglist TrapPF<text:line-break/>set maclock enable</text:p>
      <text:p text:style-name="List"/>
      <text:p text:style-name="List">❏<text:tab/>On each interface: </text:p>
      <text:p text:style-name="Code">set port trap ge.1.xx disable</text:p>
      <text:p text:style-name="Code">set maclock enable ge.1.xx</text:p>
      <text:p text:style-name="Code">set maclock static ge.1.xx 1</text:p>
      <text:p text:style-name="Code">set maclock firstarrival ge.1.xx 0</text:p>
      <text:p text:style-name="Code">set maclock trap ge.1.xx enable</text:p>
      <text:p text:style-name="Standard">where xx stands for the interface index</text:p>
      <text:p text:style-name="Standard"/>
      <text:list xml:id="list1793965073" text:continue-numbering="true" text:style-name="Outline">
        <text:list-item>
          <text:list>
            <text:list-item>
              <text:h text:style-name="P55" text:outline-level="2"><text:bookmark text:name="__RefHeading__21946_1038895957"/>Extreme Networks<text:bookmark-end text:name="__RefHeading__21946_1038895957"/></text:h>
            </text:list-item>
          </text:list>
        </text:list-item>
      </text:list>
      <text:p text:style-name="Text_20_body">PacketFence supports Extreme Networks switches using two different trap types:</text:p>
      <text:list xml:id="list1250140712" text:continue-list="list1377040512" text:style-name="L1">
        <text:list-header>
          <text:p text:style-name="P48">❏<text:tab/>linkUp/linkDown</text:p>
          <text:p text:style-name="P48">❏<text:tab/>MAC Address Lockdown (Port Security)</text:p>
        </text:list-header>
      </text:list>
      <text:p text:style-name="Text_20_body"><text:span text:style-name="T5">We recommend to enable MAC Address Lockdown only</text:span><text:span text:style-name="T7">.</text:span></text:p>
      <text:p text:style-name="Text_20_body">Don't forget to save the configuration!</text:p>
      <text:p text:style-name="Text_20_body"/>
      <text:p text:style-name="Heading_20_3">All Extreme XOS based switches</text:p>
      <text:p text:style-name="Text_20_body">In addition to the SNMP and VLANs settings, this switch needs the Web Services to be enabled and an administrative username and password provided in its PacketFence configuration for Web Services.</text:p>
      <text:p text:style-name="Text_20_body">linkUp/linkDown traps are enabled by default so we disable them and enable MAC Address Lockdown only.</text:p>
      <text:list xml:id="list884507017" text:continue-numbering="true" text:style-name="L1">
        <text:list-header>
          <text:p text:style-name="P48">❏<text:tab/>Global config settings without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ports &lt;portlist&gt; vlan registration lock-learning<text:line-break/>disable snmp traps port-up-down ports &lt;portlist&gt;</text:p>
      <text:p text:style-name="Text_20_body">where &lt;portlist&gt;: are ports you want to secure. It can be an individual port or a port-range with a dash.</text:p>
      <text:p text:style-name="Text_20_body"/>
      <text:list xml:id="list1777192866" text:continue-numbering="true" text:style-name="L1">
        <text:list-header>
          <text:p text:style-name="P48">❏<text:tab/>Global config settings with Voice over IP (VoIP):</text:p>
        </text:list-header>
      </text:list>
      <text:p text:style-name="P19">enable snmp access<text:line-break/>configure snmp add trapreceiver 192.168.1.5 community public<text:line-break/>enable web http</text:p>
      <text:p text:style-name="P19">configure vlan "Default" delete ports &lt;portlist&gt;<text:line-break/>configure vlan registration add ports &lt;portlist&gt; untagged<text:line-break/>configure vlan voice add ports &lt;portlist&gt; tagged<text:line-break/>configure ports &lt;portlist&gt; vlan registration lock-learning<text:line-break/>configure ports &lt;portlist&gt; vlan voice limit-learning 1<text:line-break/>disable snmp traps port-up-down ports &lt;portlist&gt;</text:p>
      <text:p text:style-name="P22">where &lt;portlist&gt;: are ports you want to secure. It can be an individual port or a port-range with a dash.</text:p>
      <text:list xml:id="list680015420" text:continue-list="list1793965073" text:style-name="Outline">
        <text:list-item>
          <text:list>
            <text:list-item>
              <text:h text:style-name="P55" text:outline-level="2"><text:bookmark text:name="__RefHeading__21948_1038895957"/>Foundry<text:bookmark-end text:name="__RefHeading__21948_1038895957"/></text:h>
            </text:list-item>
          </text:list>
        </text:list-item>
      </text:list>
      <text:p text:style-name="Heading_20_3">FastIron 4802</text:p>
      <text:p text:style-name="Text_20_body">PacketFence support this switch with optional VoIP using two different trap types:</text:p>
      <text:list xml:id="list860757287" text:continue-list="list1777192866"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P16">Those switches support port-security with static MAC address and allow us to secure a MAC on the data VLAN so we enable it whether there is VoIP or not.</text:p>
      <text:p text:style-name="P16">We need to secure bogus MAC addresses on ports in order for the switch to send a trap when a new MAC appears on a port.</text:p>
      <text:p text:style-name="List">❏<text:tab/>Global config settings</text:p>
      <text:p text:style-name="Code">snmp-server host 192.168.1.5 public<text:line-break/>no snmp-server enable traps link-down<text:line-break/>no snmp-server enable traps link-up</text:p>
      <text:p text:style-name="List"/>
      <text:p text:style-name="List">❏<text:tab/>On each interface with no VoIP:</text:p>
      <text:p text:style-name="Code">int eth xx<text:line-break/> <text:s/>port security<text:line-break/> <text:s text:c="3"/>enable<text:line-break/> <text:s text:c="3"/>maximum 1<text:line-break/> <text:s text:c="3"/>secure 0200.0000.00xx 0<text:line-break/> <text:s text:c="3"/>violation restrict</text:p>
      <text:p text:style-name="Standard">where xx stands for the interface ifIndex.</text:p>
      <text:p text:style-name="List"/>
      <text:p text:style-name="P24">❏<text:tab/>With VoIP a little more work needs to be performed. Instead of the no-VoIP, put in the following config:</text:p>
      <text:p text:style-name="Code">conf t<text:line-break/>vlan &lt;mac-detection-vlan&gt;<text:line-break/> <text:s/>untagged eth xx<text:line-break/>vlan &lt;voice-vlan&gt;<text:line-break/> <text:s/>tagged eth xx</text:p>
      <text:p text:style-name="Code"><text:line-break/>int eth xx<text:line-break/> <text:s/>dual-mode &lt;mac-detection-vlan&gt;<text:line-break/> <text:s/>port security<text:line-break/> <text:s text:c="3"/>maximum 2<text:line-break/> <text:s text:c="3"/>secure 0200.00xx.xxxx &lt;mac-detection-vlan&gt;<text:line-break/> <text:s text:c="3"/>secure 0200.01xx.xxxx &lt;voice-vlan&gt;<text:line-break/> <text:s text:c="3"/>violation restrict<text:line-break/> <text:s text:c="3"/>enable</text:p>
      <text:p text:style-name="Text_20_body">where xxxxxx stands for the interface number (filled with zeros), &lt;voice-vlan&gt; with your voice-VLAN number and &lt;mac-detection-vlan&gt; with your mac-detection VLAN number.</text:p>
      <text:p text:style-name="Text_20_body"/>
      <text:list xml:id="list2047439098" text:continue-list="list680015420" text:style-name="Outline">
        <text:list-item>
          <text:list>
            <text:list-item>
              <text:h text:style-name="Heading_20_2" text:outline-level="2"><text:bookmark text:name="__RefHeading__2662_1562029471"/>HP<text:bookmark-end text:name="__RefHeading__2662_1562029471"/></text:h>
            </text:list-item>
          </text:list>
        </text:list-item>
      </text:list>
      <text:p text:style-name="Heading_20_3">E4800G and E5500G Switch series</text:p>
      <text:p text:style-name="Text_20_body">These are re-branded 3Com switches, see under the 3Com section for documentation.</text:p>
      <text:p text:style-name="Text_20_body"/>
      <text:list xml:id="list780523239" text:continue-numbering="true" text:style-name="Outline">
        <text:list-item>
          <text:list>
            <text:list-item>
              <text:h text:style-name="Heading_20_2" text:outline-level="2"><text:bookmark text:name="__RefHeading__21950_1038895957"/>HP ProCurve<text:bookmark-end text:name="__RefHeading__21950_1038895957"/></text:h>
            </text:list-item>
          </text:list>
        </text:list-item>
      </text:list>
      <text:p text:style-name="Text_20_body">PacketFence supports ProCurve switches with no VoIP using two different trap types:</text:p>
      <text:list xml:id="list2173524678" text:continue-list="list860757287" text:style-name="L1">
        <text:list-header>
          <text:p text:style-name="P48">❏<text:tab/>linkUp/linkDown</text:p>
          <text:p text:style-name="P48">❏<text:tab/>Port Security (with static MACs)</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text:span text:style-name="T5">Note</text:span>: HP ProCurve only sends one security trap to PacketFence per security violation so make sure PacketFence runs when you configure port-security. Also, because of the above limitation, it is considered good practice to reset the intrusion flag as a first troubleshooting step.</text:p>
      <text:p text:style-name="Text_20_body">If you want to learn more about intrusion flag and port-security, please refer to the ProCurve documentation.</text:p>
      <text:p text:style-name="Text_20_body"><text:soft-page-break/><text:span text:style-name="T5">Warning</text:span>: If you configure a switch that is already in production be careful that enabling port-security causes active MAC addresses to be automatically added to the intrusion list without a security trap sent to PacketFence. This is undesired because PacketFence will not be notified that it needs to configure the port. As a work-around, unplug clients before activating port-security or remove the intrusion flag after you enabled port-security with: <text:span text:style-name="T4">port-security &lt;port&gt; clear-intrusion-flag</text:span>.</text:p>
      <text:p text:style-name="Text_20_body"/>
      <text:p text:style-name="Heading_20_3">2500 Series</text:p>
      <text:p text:style-name="Text_20_body">linkUp/linkDown traps are enabled by default so we disable them and enable Port Security only.</text:p>
      <text:p text:style-name="Text_20_body">On 2500's, we need to secure bogus MAC addresses on ports in order for the switch to send a trap when a new MAC appears on a port.</text:p>
      <text:p text:style-name="List"/>
      <text:p text:style-name="List">❏<text:tab/>Global config settings</text:p>
      <text:p text:style-name="Code">snmp-server community "public" Unrestricted<text:line-break/>snmp-server host 192.168.1.5 "public" Not-INFO<text:line-break/>no snmp-server enable traps link-change 1-26</text:p>
      <text:p text:style-name="P20"/>
      <text:p text:style-name="P20">❏<text:tab/>On each interface: </text:p>
      <text:p text:style-name="Code">port-security xx learn-mode static action send-alarm mac-address 0200000000xx</text:p>
      <text:p text:style-name="Standard">where xx stands for the interface index</text:p>
      <text:p text:style-name="Standard"/>
      <text:p text:style-name="Heading_20_3">2600 <text:s/>Series and 3400cl Series</text:p>
      <text:p text:style-name="Text_20_body">linkUp/linkDown traps are enabled by default so we disable them and enable Port Security only.</text:p>
      <text:p text:style-name="Text_20_body">On 2600's, we don't need to secure bogus MAC addresses on ports in order for the switch to send a trap when a new MAC appears on a port.</text:p>
      <text:p text:style-name="List">❏<text:tab/>Global config settings</text:p>
      <text:p text:style-name="Code">snmp-server community public manager unrestricted<text:line-break/>snmp-server host 192.168.1.5 "public" Not-INFO<text:line-break/>no snmp-server enable traps link-change 1-26</text:p>
      <text:p text:style-name="List"/>
      <text:p text:style-name="List">❏<text:tab/>On each interface: </text:p>
      <text:p text:style-name="Code">port-security xx learn-mode configured action send-alarm</text:p>
      <text:p text:style-name="Standard">where xx stands for the interface index</text:p>
      <text:p text:style-name="Heading_20_3"><text:soft-page-break/>4100 Series</text:p>
      <text:p text:style-name="Text_20_body">linkUp/link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 ...)</text:p>
      <text:p text:style-name="Text_20_body"/>
      <text:p text:style-name="List">❏<text:tab/>Global config settings</text:p>
      <text:p text:style-name="Code">snmp-server community "public" Unrestricted<text:line-break/>snmp-server host 192.168.1.5 "public" Not-INFO<text:line-break/>no snmp-server enable traps link-change 1-26</text:p>
      <text:p text:style-name="List"/>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list xml:id="list334506710" text:continue-list="list780523239" text:style-name="Outline">
        <text:list-item>
          <text:list>
            <text:list-item>
              <text:h text:style-name="P55" text:outline-level="2"><text:bookmark text:name="__RefHeading__21952_1038895957"/>Intel<text:bookmark-end text:name="__RefHeading__21952_1038895957"/></text:h>
            </text:list-item>
          </text:list>
        </text:list-item>
      </text:list>
      <text:p text:style-name="Heading_20_3">Express 460 and Express 530</text:p>
      <text:p text:style-name="Text_20_body">PacketFence support these switches with no VoIP using one trap type:</text:p>
      <text:list xml:id="list691649805" text:continue-list="list2173524678" text:style-name="L1">
        <text:list-header>
          <text:p text:style-name="P48">❏<text:tab/>linkUp/linkDown</text:p>
        </text:list-header>
      </text:list>
      <text:p text:style-name="Text_20_body">Exact command-line configuration to be contributed...</text:p>
      <text:p text:style-name="Text_20_body"/>
      <text:list xml:id="list978854105" text:continue-list="list334506710" text:style-name="Outline">
        <text:list-item>
          <text:list>
            <text:list-item>
              <text:h text:style-name="Heading_20_2" text:outline-level="2"><text:bookmark text:name="__RefHeading__2206_1949182198"/>Juniper<text:bookmark-end text:name="__RefHeading__2206_1949182198"/></text:h>
            </text:list-item>
          </text:list>
        </text:list-item>
      </text:list>
      <text:p text:style-name="Text_20_body">PacketFence supports Juniper switches without VoIP in MAC Authentication (Juniper's MAC RADIUS) mode.</text:p>
      <text:p text:style-name="Code"># load replace terminal<text:line-break/>[Type ^D at a new line to end input]<text:line-break/>interfaces {<text:line-break/> <text:s text:c="3"/>interface-range access-ports {<text:line-break/> <text:s text:c="7"/>member-range ge-0/0/1 to ge-0/0/46;<text:line-break/> <text:s text:c="7"/>unit 0 {<text:line-break/> <text:s text:c="11"/>family ethernet-switching {<text:line-break/> <text:s text:c="15"/>port-mode access;<text:line-break/> <text:s text:c="11"/>}<text:line-break/> <text:s text:c="7"/>}<text:line-break/> <text:s text:c="3"/>}<text:line-break/>}</text:p>
      <text:p text:style-name="Code"/>
      <text:p text:style-name="Code">protocols {<text:line-break/> <text:s text:c="3"/>dot1x {<text:line-break/> <text:s text:c="7"/>authenticator {<text:line-break/> <text:s text:c="11"/>authentication-profile-name packetfence;<text:line-break/> <text:s text:c="11"/>interface {<text:line-break/> <text:s text:c="15"/>access-ports {<text:line-break/> <text:s text:c="19"/>supplicant multiple;<text:line-break/> <text:s text:c="19"/>mac-radius {<text:line-break/> <text:s text:c="23"/>restrict;<text:line-break/> <text:s text:c="19"/>}<text:line-break/> <text:s text:c="15"/>}<text:line-break/> <text:s text:c="11"/>}<text:line-break/> <text:s text:c="7"/>}<text:line-break/> <text:s text:c="3"/>}<text:line-break/>}</text:p>
      <text:p text:style-name="Code"><text:soft-page-break/></text:p>
      <text:p text:style-name="Code">access {<text:line-break/> <text:s text:c="3"/>radius-server {<text:line-break/> <text:s text:c="7"/>192.168.1.5 {<text:line-break/> <text:s text:c="11"/>port 1812;<text:line-break/> <text:s text:c="11"/>secret "useStrongerSecret";<text:line-break/> <text:s text:c="7"/>}<text:line-break/> <text:s text:c="3"/>}<text:line-break/><text:line-break/> <text:s text:c="3"/>profile packetfence {<text:line-break/> <text:s text:c="7"/>authentication-order radius;<text:line-break/> <text:s text:c="7"/>radius {<text:line-break/> <text:s text:c="11"/>authentication-server 192.168.1.5;<text:line-break/> <text:s text:c="11"/>accounting-server 192.168.1.5;<text:line-break/> <text:s text:c="7"/>}<text:line-break/> <text:s text:c="7"/>accounting {<text:line-break/> <text:s text:c="11"/>order radius;<text:line-break/> <text:s text:c="11"/>accounting-stop-on-failure;<text:line-break/> <text:s text:c="11"/>accounting-stop-on-access-deny;<text:line-break/> <text:s text:c="7"/>}<text:line-break/> <text:s text:c="3"/>}<text:line-break/>}</text:p>
      <text:p text:style-name="Code"><text:line-break/>Ctrl-D</text:p>
      <text:p text:style-name="Code"># commit comment “packetfenced”</text:p>
      <text:p text:style-name="Text_20_body">Change the interface-range statement to reflect the ports you want to secure with PacketFence.</text:p>
      <text:list xml:id="list478285749" text:continue-numbering="true" text:style-name="Outline">
        <text:list-item>
          <text:list>
            <text:list-item>
              <text:h text:style-name="P55" text:outline-level="2"><text:bookmark text:name="__RefHeading__21954_1038895957"/>Linksys<text:bookmark-end text:name="__RefHeading__21954_1038895957"/></text:h>
            </text:list-item>
          </text:list>
        </text:list-item>
      </text:list>
      <text:p text:style-name="Text_20_body">PacketFence supports Linksys switches with no VoIP using one trap type:</text:p>
      <text:list xml:id="list1266855403" text:continue-list="list691649805" text:style-name="L1">
        <text:list-header>
          <text:p text:style-name="P48">❏<text:tab/>linkUp/linkDown</text:p>
        </text:list-header>
      </text:list>
      <text:p text:style-name="Text_20_body">Don't forget to update the startup config !</text:p>
      <text:p text:style-name="Text_20_body"/>
      <text:p text:style-name="Heading_20_3">SRW224G4</text:p>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
      <text:p text:style-name="List">❏<text:tab/>On each interface</text:p>
      <text:p text:style-name="Code">switchport access vlan 4</text:p>
      <text:p text:style-name="Standard"/>
      <text:list xml:id="list487960897" text:continue-list="list478285749" text:style-name="Outline">
        <text:list-item>
          <text:list>
            <text:list-item>
              <text:h text:style-name="Heading_20_2" text:outline-level="2"><text:bookmark text:name="__RefHeading__21956_1038895957"/>Nortel<text:bookmark-end text:name="__RefHeading__21956_1038895957"/></text:h>
            </text:list-item>
          </text:list>
        </text:list-item>
      </text:list>
      <text:p text:style-name="Text_20_body">PacketFence supports Nortel switches with VoIP using one trap type:</text:p>
      <text:list xml:id="list668310667" text:continue-list="list1266855403" text:style-name="L1">
        <text:list-header>
          <text:p text:style-name="P48">❏<text:tab/>Mac Security</text:p>
        </text:list-header>
      </text:list>
      <text:p text:style-name="Text_20_body">Don't forget to update the startup config !</text:p>
      <text:p text:style-name="Text_20_body">NOTE: if you are using a 5500 series with a firmware version of 6 or above, you must use a different module called Nortel::BayStack5500_6x in your /usr/local/pf/conf/switches.conf. Indeed, Nortel introduced an incompatible change of behavior in this firmware.</text:p>
      <text:p text:style-name="Heading_20_3"/>
      <text:p text:style-name="Heading_20_3"/>
      <text:p text:style-name="P25">BayStack 470, ERS2500 Series, ERS4500 Series, 4550, 5500 Series and ES325</text:p>
      <text:p text:style-name="List">❏<text:tab/>Global config settings</text:p>
      <text:p text:style-name="Code">snmp-server authentication-trap disable</text:p>
      <text:p text:style-name="Code">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line-break/>mac-security snmp-lock disable<text:line-break/>mac-security intrusion-detect disable<text:line-break/>mac-security filtering enable<text:line-break/>mac-security snmp-trap enable<text:line-break/>mac-security auto-learning aging-time 60<text:line-break/>mac-security learning-ports NONE<text:line-break/>mac-security learning disable</text:p>
      <text:p text:style-name="Heading_20_3"/>
      <text:p text:style-name="Heading_20_3">BPS2000</text:p>
      <text:p text:style-name="Text_20_body">You can only configure this switch through menus.</text:p>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p text:style-name="Text_20_body"/>
      <text:list xml:id="list1707469140" text:continue-list="list487960897" text:style-name="Outline">
        <text:list-item>
          <text:list>
            <text:list-item>
              <text:h text:style-name="Heading_20_2" text:outline-level="2"><text:bookmark text:name="__RefHeading__21958_1038895957"/><text:soft-page-break/>SMC<text:bookmark-end text:name="__RefHeading__21958_1038895957"/></text:h>
            </text:list-item>
          </text:list>
        </text:list-item>
      </text:list>
      <text:p text:style-name="Text_20_body">PacketFence supports these switches without VoIP using two different trap types:</text:p>
      <text:list xml:id="list1036121133" text:style-name="L4">
        <text:list-header>
          <text:p text:style-name="P49">❏<text:tab/>linkUp/linkDown on 6128L2, 6224M, 8824M and 8848M</text:p>
          <text:p text:style-name="P49">❏<text:tab/>Port Security (with static MACs) on 6128L2, 8824M and 8848M</text:p>
        </text:list-header>
      </text:list>
      <text:p text:style-name="Text_20_body"><text:span text:style-name="T5">We recommend to enable Port Security only</text:span><text:span text:style-name="T7">.</text:span></text:p>
      <text:p text:style-name="Text_20_body">Don't forget to update the startup config !</text:p>
      <text:p text:style-name="Text_20_body"/>
      <text:p text:style-name="Heading_20_3">TigerStack 6128L2, 8824M and 8848M </text:p>
      <text:p text:style-name="Text_20_body">PacketFence supports these switches without VoIP using two different trap types:</text:p>
      <text:list xml:id="list1359423800" text:continue-numbering="true" text:style-name="L4">
        <text:list-header>
          <text:p text:style-name="P49">❏<text:tab/>linkUp/linkDown</text:p>
          <text:p text:style-name="P49">❏<text:tab/>Port Security (with static MACs)</text:p>
        </text:list-header>
      </text:list>
      <text:p text:style-name="Text_20_body"><text:span text:style-name="T5">We recommend to enable Port Security only</text:span><text:span text:style-name="T7">.</text:span></text:p>
      <text:p text:style-name="P18"/>
      <text:list xml:id="list1506848848" text:continue-numbering="true" text:style-name="L4">
        <text:list-header>
          <text:p text:style-name="P50">❏<text:tab/>Global config settings</text:p>
        </text:list-header>
      </text:list>
      <text:p text:style-name="Code">SNMP-server host 192.168.1.5 public version 2c udp-port 162<text:line-break/>no snmp-server enable traps link-up-down</text:p>
      <text:p text:style-name="List"/>
      <text:p text:style-name="List">❏<text:tab/>On each interface: </text:p>
      <text:p text:style-name="Code">port security max-mac-count 1</text:p>
      <text:p text:style-name="Code">port security</text:p>
      <text:p text:style-name="Code">port security action trap</text:p>
      <text:p text:style-name="P2"/>
      <text:p text:style-name="Heading_20_3">TigerStack 6224M</text:p>
      <text:list xml:id="list1083501946" text:continue-numbering="true" text:style-name="L4">
        <text:list-header>
          <text:p text:style-name="P49">❏<text:tab/>linkUp/linkDown</text:p>
        </text:list-header>
      </text:list>
      <text:p text:style-name="Text_20_body"/>
      <text:p text:style-name="List">❏<text:tab/>Global config settings</text:p>
      <text:p text:style-name="Code">SNMP-server host 192.168.1.5 public version 1</text:p>
      <text:list xml:id="list505442543" text:continue-list="list1707469140" text:style-name="Outline">
        <text:list-item>
          <text:h text:style-name="P53" text:outline-level="1"><text:bookmark text:name="__RefHeading__21960_1038895957"/>Wireless Controllers and Access Point Configuration<text:bookmark-end text:name="__RefHeading__21960_1038895957"/></text:h>
          <text:list>
            <text:list-item>
              <text:h text:style-name="Heading_20_2" text:outline-level="2"><text:bookmark text:name="__RefHeading__21962_1038895957"/>Assumptions<text:bookmark-end text:name="__RefHeading__21962_1038895957"/></text:h>
            </text:list-item>
          </text:list>
        </text:list-item>
      </text:list>
      <text:p text:style-name="Text_20_body">Throughout this configuration example we use the following assumptions for our network infrastructure:</text:p>
      <text:p text:style-name="List">❏<text:tab/>PacketFence is fully configured with FreeRADIUS running</text:p>
      <text:p text:style-name="List">❏<text:tab/>PacketFence IP address: 192.168.1.5</text:p>
      <text:p text:style-name="List">❏<text:tab/>Normal VLAN: 1</text:p>
      <text:p text:style-name="List">❏<text:tab/>Registration VLAN: 2</text:p>
      <text:p text:style-name="List">❏<text:tab/>Isolation VLAN: 3</text:p>
      <text:p text:style-name="List">❏<text:tab/>MAC Detection VLAN: 4</text:p>
      <text:p text:style-name="List">❏<text:tab/>Guest VLAN: 5</text:p>
      <text:p text:style-name="List">❏<text:tab/>VoIP, Voice VLAN: 100</text:p>
      <text:p text:style-name="List">❏<text:tab/>use SNMP v2c</text:p>
      <text:p text:style-name="List">❏<text:tab/>SNMP community name: public</text:p>
      <text:p text:style-name="List">❏<text:tab/>RADIUS Secret: useStrongerSecret</text:p>
      <text:p text:style-name="List">❏<text:tab/>Open SSID PacketFence-Public</text:p>
      <text:p text:style-name="List">❏<text:tab/>WPA-Enterprise SSID PacketFence-Secure</text:p>
      <text:p text:style-name="List"/>
      <text:list xml:id="list277075350" text:continue-numbering="true" text:style-name="Outline">
        <text:list-item>
          <text:list>
            <text:list-item>
              <text:h text:style-name="P55" text:outline-level="2"><text:bookmark text:name="__RefHeading__21964_1038895957"/>Unsupported Equipment<text:bookmark-end text:name="__RefHeading__21964_1038895957"/></text:h>
            </text:list-item>
          </text:list>
        </text:list-item>
      </text:list>
      <text:p text:style-name="Text_20_body">Wireless network access configuration is a lot more consistent between vendors. This is due to the fact that the situation is a lot more standardized than the wired side: VLAN assignment is done centrally with RADIUS and that the client protocol is consistent (MAC-Authentication or 802.1X).</text:p>
      <text:p text:style-name="Text_20_body">This consistency has the benefit that a lot of the wireless network devices tend to work out-of-the-box with PacketFence. The only missing piece being, in most cases, remote deauthentication of the client which is used for VLAN assignment (deauth user so it'll reconnect and get new VLAN).</text:p>
      <text:p text:style-name="Text_20_body">So, even if your wireless equipment is not explicitly supported by PacketFence, it's recommended that you give it a try. The next section covers the objectives that you want to accomplish for trying out your equipment even if we don't have configuration for it.</text:p>
      <text:p text:style-name="Text_20_body">Here are the high-level requirements for proper wireless integration with PacketFence</text:p>
      <text:p text:style-name="List">❏<text:tab/>The appropriate VLANs must exist</text:p>
      <text:p text:style-name="List">❏<text:tab/>Allow controller to honor VLAN assignments from AAA (sometimes called AAA override)</text:p>
      <text:p text:style-name="List">❏<text:tab/>Put your open SSID (if any) in MAC-Authentication mode and authenticate against the FreeRADIUS hosted on PacketFence</text:p>
      <text:p text:style-name="List">❏<text:tab/>Put your secure SSID (if any) in 802.1X mode and authenticate against FreeRADIUS hosted on PacketFence.</text:p>
      <text:p text:style-name="List">❏<text:tab/>On registration / isolation VLANs the DHCP traffic must reach the PacketFence server</text:p>
      <text:p text:style-name="List">❏<text:tab/>On your production VLANs a copy of the DHCP traffic must reach PacketFence where a pfdhcplistener listens (configurable in <text:span text:style-name="T4">pf.conf </text:span>under <text:span text:style-name="T4">interfaces</text:span>)</text:p>
      <text:p text:style-name="P6">At this point, user registration with the captive-portal is possible and registered users should have access to the appropriate VLANs. However, VLAN changes (like after a registration) won't automatically happen, you will need to disconnect / reconnect. An explanation is provided in introduction section above about this behavior.</text:p>
      <text:p text:style-name="P6">At this point, you can try modules similar to your equipment if any (read appropriate instructions) or you can try to see if RFC3576 is supported. RFC3576 covers RADIUS Packet of Disconnect also known as Disconnect Messages (DM) or Change of Authorization (CoA).<office:annotation><dc:creator>Olivier Bilodeau</dc:creator><dc:date>2010-11-22T11:32:50</dc:date><text:p text:style-name="P56"><text:span text:style-name="T13">Refer to a generic module providing simple CoA for deauth</text:span></text:p></office:annotation></text:p>
      <text:p text:style-name="P6">If none of the above worked then let us know what equipment you are using on the <text:a xlink:type="simple" xlink:href="https://lists.sourceforge.net/lists/listinfo/packetfence-devel">packetfence-devel mailing list</text:a>.</text:p>
      <text:list xml:id="list1810423435" text:continue-numbering="true" text:style-name="Outline">
        <text:list-item>
          <text:list>
            <text:list-item>
              <text:h text:style-name="P55" text:outline-level="2"><text:bookmark text:name="__RefHeading__19245_611304355"/>AeroHIVE<text:bookmark-end text:name="__RefHeading__19245_611304355"/></text:h>
            </text:list-item>
          </text:list>
        </text:list-item>
      </text:list>
      <text:p text:style-name="Text_20_body">AeroHIVE products are a bit different compared to the other vendors. <text:s/>They support either a local HiveManager (kind of wireless controller) or a cloud-based HVM. <text:s/>However, the configuration is the same for the local and the cloud-based controller. <text:s/>Note that all the config are made on the HVM and then pushed to the APs. </text:p>
      <text:list xml:id="list840440383" text:continue-numbering="true" text:style-name="Outline">
        <text:list-item>
          <text:list>
            <text:list-item>
              <text:list>
                <text:list-item>
                  <text:list>
                    <text:list-item>
                      <text:h text:style-name="P44" text:outline-level="4">AAA Client Settings</text:h>
                    </text:list-item>
                  </text:list>
                </text:list-item>
              </text:list>
            </text:list-item>
          </text:list>
        </text:list-item>
      </text:list>
      <text:p text:style-name="Text_20_body">In the HVM, go to <text:span text:style-name="T12">Configuration -&gt; AAA Authentication -&gt; AAA Client Settings</text:span>, and insert the proper properties :</text:p>
      <text:p text:style-name="P35">❏<text:tab/>Give a RADIUS Name</text:p>
      <text:p text:style-name="P35">❏<text:tab/>Add a RADIUS server with Authentication as the server type and primary as the role</text:p>
      <text:p text:style-name="P35">❏<text:tab/>Make sure Permit Dynamic Change of Authorization is ticked (RFC 3576)</text:p>
      <text:list xml:id="list2031133443" text:continue-numbering="true" text:style-name="Outline">
        <text:list-item>
          <text:list>
            <text:list-item>
              <text:list>
                <text:list-item>
                  <text:list>
                    <text:list-item>
                      <text:h text:style-name="P44" text:outline-level="4">Public SSID</text:h>
                    </text:list-item>
                  </text:list>
                </text:list-item>
              </text:list>
            </text:list-item>
          </text:list>
        </text:list-item>
      </text:list>
      <text:p text:style-name="P36">Again in the HVM, go to <text:span text:style-name="T12">Configuration -&gt; SSIDs</text:span>, and create a new SSID with the following :</text:p>
      <text:p text:style-name="P35">❏<text:tab/>Give a Profile Name and an SSID Name</text:p>
      <text:p text:style-name="P35">❏<text:tab/>Choose Open as the Access Security </text:p>
      <text:p text:style-name="P35">❏<text:tab/>Select Enable Mac Authentication</text:p>
      <text:p text:style-name="P35">❏<text:tab/>Select your RADIUS server from the RADIUS Server dropdown list</text:p>
      <text:list xml:id="list1609286470" text:continue-numbering="true" text:style-name="Outline">
        <text:list-item>
          <text:list>
            <text:list-item>
              <text:list>
                <text:list-item>
                  <text:list>
                    <text:list-item>
                      <text:h text:style-name="P44" text:outline-level="4">Secure SSID</text:h>
                    </text:list-item>
                  </text:list>
                </text:list-item>
              </text:list>
            </text:list-item>
          </text:list>
        </text:list-item>
      </text:list>
      <text:p text:style-name="P36">In the HVM, go to <text:span text:style-name="T12">Configuration -&gt; SSIDs</text:span>, and create a new SSID with the following :</text:p>
      <text:p text:style-name="P35">❏<text:tab/>Give a Profile Name and an SSID Name</text:p>
      <text:p text:style-name="P35">❏<text:tab/>Choose WPA2 Enterprise as the Access Security </text:p>
      <text:p text:style-name="P35">❏<text:tab/>Select WPA2-802.1X as the key management</text:p>
      <text:p text:style-name="P35">❏<text:tab/>Select CCMP as the encryption method</text:p>
      <text:p text:style-name="P35">❏<text:tab/>Select your RADIUS server from the RADIUS Server dropdown list</text:p>
      <text:list xml:id="list470730006" text:continue-numbering="true" text:style-name="Outline">
        <text:list-item>
          <text:list>
            <text:list-item>
              <text:list>
                <text:list-item>
                  <text:list>
                    <text:list-item>
                      <text:h text:style-name="P44" text:outline-level="4">Caching and Roaming</text:h>
                    </text:list-item>
                  </text:list>
                </text:list-item>
              </text:list>
            </text:list-item>
          </text:list>
        </text:list-item>
      </text:list>
      <text:p text:style-name="P36">AeroHIVE have a session replication feature to ease the EAP session roaming between two access points. <text:s/>However, this may cause problems when you bounce the wireless card of a client, it will not do a new RADIUS request. <text:s/>Two settings can be tweaked to reduce the caching impact, it is the roaming cache update interval and roaming cache ageout. <text:s/>They are located in <text:s/><text:span text:style-name="T12">Configuration -&gt; SSIDs -&gt; [SSID Name] -&gt; Optional Settings -&gt; Advanced</text:span></text:p>
      <text:list xml:id="list979017975" text:continue-numbering="true" text:style-name="Outline">
        <text:list-item>
          <text:list>
            <text:list-item>
              <text:h text:style-name="Heading_20_2" text:outline-level="2"><text:bookmark text:name="__RefHeading__21966_1038895957"/><text:soft-page-break/>Aruba<text:bookmark-end text:name="__RefHeading__21966_1038895957"/></text:h>
            </text:list-item>
          </text:list>
        </text:list-item>
      </text:list>
      <text:p text:style-name="Heading_20_3">Controller 200</text:p>
      <text:p text:style-name="Text_20_body">In this section, we cover the basic configuration of the Aruba Controller 200 for PacketFence. <text:s text:c="2"/>We suggest you to use to web GUI if you are not used to the CLI. </text:p>
      <text:p text:style-name="Text_20_body"/>
      <text:list xml:id="list1084965192" text:continue-numbering="true" text:style-name="Outline">
        <text:list-item>
          <text:list>
            <text:list-item>
              <text:list>
                <text:list-item>
                  <text:list>
                    <text:list-item>
                      <text:h text:style-name="P44" text:outline-level="4">VLAN definition</text:h>
                    </text:list-item>
                  </text:list>
                </text:list-item>
              </text:list>
            </text:list-item>
          </text:list>
        </text:list-item>
      </text:list>
      <text:p text:style-name="P31">Here, we create our PacketFence VLANs, and our AccessPoint VLAN (VID 66). <text:s/>It is recommended to isolate the management of the thin APs in a separate VLAN. </text:p>
      <text:p text:style-name="Code">vlan 2 </text:p>
      <text:p text:style-name="Code">vlan 3 </text:p>
      <text:p text:style-name="Code">vlan 5 </text:p>
      <text:p text:style-name="Code">vlan 10 </text:p>
      <text:p text:style-name="Code">vlan 66 </text:p>
      <text:list xml:id="list1475897948" text:continue-numbering="true" text:style-name="Outline">
        <text:list-item>
          <text:list>
            <text:list-item>
              <text:list>
                <text:list-item>
                  <text:list>
                    <text:list-item>
                      <text:h text:style-name="P44" text:outline-level="4">AAA Authentication Server</text:h>
                    </text:list-item>
                  </text:list>
                </text:list-item>
              </text:list>
            </text:list-item>
          </text:list>
        </text:list-item>
      </text:list>
      <text:p text:style-name="Code">aaa authentication-server radius "PacketFence"</text:p>
      <text:p text:style-name="Code"><text:s text:c="3"/>host 192.168.1.70</text:p>
      <text:p text:style-name="Code"><text:s text:c="3"/>key 4a83b2467a8737123cc74e6905d6585785001bf9a11d8541</text:p>
      <text:p text:style-name="Code">aaa server-group "Radius-Group"</text:p>
      <text:p text:style-name="Code"><text:s/>auth-server PacketFence</text:p>
      <text:list xml:id="list582768220" text:continue-numbering="true" text:style-name="Outline">
        <text:list-item>
          <text:list>
            <text:list-item>
              <text:list>
                <text:list-item>
                  <text:list>
                    <text:list-item>
                      <text:h text:style-name="P44" text:outline-level="4">AAA Profiles</text:h>
                    </text:list-item>
                  </text:list>
                </text:list-item>
              </text:list>
            </text:list-item>
          </text:list>
        </text:list-item>
      </text:list>
      <text:p text:style-name="Code">aaa profile "default-dot1x"</text:p>
      <text:p text:style-name="Code"><text:s text:c="3"/>authentication-dot1x "default"</text:p>
      <text:p text:style-name="Code"><text:s text:c="3"/>dot1x-default-role "authenticated"</text:p>
      <text:p text:style-name="Code"><text:s text:c="3"/>dot1x-server-group "Radius-Group"</text:p>
      <text:p text:style-name="Code"><text:s text:c="3"/>radius-accounting "Radius-Group"</text:p>
      <text:p text:style-name="Code">aaa profile "PacketFence"</text:p>
      <text:p text:style-name="Code"><text:s text:c="3"/>authentication-mac "pf_mac_auth"</text:p>
      <text:p text:style-name="Code"><text:s text:c="3"/>mac-server-group "Radius-Group"</text:p>
      <text:p text:style-name="Code"><text:s text:c="3"/>radius-accounting "Radius-Group"</text:p>
      <text:list xml:id="list662122254" text:continue-numbering="true" text:style-name="Outline">
        <text:list-item>
          <text:list>
            <text:list-item>
              <text:list>
                <text:list-item>
                  <text:list>
                    <text:list-item>
                      <text:h text:style-name="P44" text:outline-level="4">WLAN SSIDs : profiles and virtual AP</text:h>
                    </text:list-item>
                  </text:list>
                </text:list-item>
              </text:list>
            </text:list-item>
          </text:list>
        </text:list-item>
      </text:list>
      <text:p text:style-name="Code"><text:soft-page-break/>wlan ssid-profile "InverseGuest"</text:p>
      <text:p text:style-name="Code"><text:s text:c="3"/>essid "InverseGuest"</text:p>
      <text:p text:style-name="Code">wlan ssid-profile "InverseSec"</text:p>
      <text:p text:style-name="Code"><text:s text:c="3"/>essid "InverseSec"</text:p>
      <text:p text:style-name="Code"><text:s text:c="3"/>opmode wpa2-aes</text:p>
      <text:p text:style-name="Code">wlan virtual-ap "Inverse-Guest"</text:p>
      <text:p text:style-name="Code"><text:s text:c="3"/>aaa-profile "PacketFence"</text:p>
      <text:p text:style-name="Code"><text:s text:c="3"/>ssid-profile "InverseGuest"</text:p>
      <text:p text:style-name="Code">wlan virtual-ap "Inverse-Secure"</text:p>
      <text:p text:style-name="Code"><text:s text:c="3"/>aaa-profile "default-dot1x"</text:p>
      <text:p text:style-name="Code"><text:s text:c="3"/>ssid-profile "InverseSec"</text:p>
      <text:p text:style-name="Code">ap-group "Inverse"</text:p>
      <text:p text:style-name="Code"><text:s text:c="3"/>virtual-ap "Inverse-Guest"</text:p>
      <text:p text:style-name="Code"><text:s text:c="3"/>virtual-ap "Inverse-Secure" <text:s text:c="19"/></text:p>
      <text:p text:style-name="Code"><text:s text:c="3"/>ids-profile "ids-disabled"</text:p>
      <text:p text:style-name="Text_20_body"/>
      <text:p text:style-name="Text_20_body"/>
      <text:list xml:id="list778026905" text:continue-numbering="true" text:style-name="Outline">
        <text:list-item>
          <text:list>
            <text:list-item>
              <text:h text:style-name="Heading_20_2" text:outline-level="2"><text:bookmark text:name="__RefHeading__22016_1038895957"/>Cisco<text:bookmark-end text:name="__RefHeading__22016_1038895957"/></text:h>
            </text:list-item>
          </text:list>
        </text:list-item>
      </text:list>
      <text:p text:style-name="Heading_20_3">Aironet 1121, 1130, 1242, 1250</text:p>
      <text:p text:style-name="Text_20_body">Remember that the Access point needs to be in the <text:span text:style-name="T4">/etc/raddb/client.conf </text:span>configuration file of the FreeRADIUS server.</text:p>
      <text:p text:style-name="Text_20_body">With this equipment, the same VLAN cannot be shared between two SSIDs. Have this in mind in your design. For example, you need two isolation VLAN if you want to isolate hosts on the public and secure SSIDs.</text:p>
      <text:p text:style-name="Text_20_body">Here is the MAC-Authentication + 802.1X configuration:</text:p>
      <text:p text:style-name="Code">dot11 vlan-name normal vlan 1</text:p>
      <text:p text:style-name="Code">dot11 vlan-name registration vlan 2</text:p>
      <text:p text:style-name="Code">dot11 vlan-name isolation vlan 3</text:p>
      <text:p text:style-name="Code">dot11 vlan-name guest vlan 5</text:p>
      <text:p text:style-name="Code"/>
      <text:p text:style-name="Code">interface Dot11Radio0</text:p>
      <text:p text:style-name="Code"><text:s text:c="2"/>encryption vlan 1 mode ciphers aes-ccm</text:p>
      <text:p text:style-name="Code"><text:s text:c="2"/>encryption vlan 2 mode ciphers aes-ccm</text:p>
      <text:p text:style-name="Code"><text:s text:c="2"/>ssid PacketFence-Public</text:p>
      <text:p text:style-name="Code"><text:s text:c="2"/>ssid PacketFence-Secure</text:p>
      <text:p text:style-name="Code"><text:soft-page-break/></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Code"/>
      <text:p text:style-name="Code">interface Dot11Radio0.3</text:p>
      <text:p text:style-name="Code"><text:s text:c="2"/>encapsulation dot1Q 3</text:p>
      <text:p text:style-name="Code"><text:s text:c="2"/>no ip route-cache</text:p>
      <text:p text:style-name="Code"><text:s text:c="2"/>bridge-group 254</text:p>
      <text:p text:style-name="Code"><text:s text:c="2"/>bridge-group 254 subscriber-loop-control</text:p>
      <text:p text:style-name="Code"><text:s text:c="2"/>bridge-group 254 block-unknown-source</text:p>
      <text:p text:style-name="Code"><text:s text:c="2"/>no bridge-group 254 source-learning</text:p>
      <text:p text:style-name="Code"><text:s text:c="2"/>no bridge-group 254 unicast-flooding</text:p>
      <text:p text:style-name="Code"><text:s text:c="2"/>bridge-group 254 spanning-disabled</text:p>
      <text:p text:style-name="Code"/>
      <text:p text:style-name="Code">interface Dot11Radio0.5</text:p>
      <text:p text:style-name="Code"><text:s text:c="2"/>encapsulation dot1Q 5</text:p>
      <text:p text:style-name="Code"><text:s text:c="2"/>no ip route-cache</text:p>
      <text:p text:style-name="Code"><text:s text:c="2"/>bridge-group 255</text:p>
      <text:p text:style-name="Code"><text:s text:c="2"/>bridge-group 255 subscriber-loop-control</text:p>
      <text:p text:style-name="Code"><text:s text:c="2"/>bridge-group 255 block-unknown-source</text:p>
      <text:p text:style-name="Code"><text:s text:c="2"/>no bridge-group 255 source-learning</text:p>
      <text:p text:style-name="Code"><text:s text:c="2"/>no bridge-group 255 unicast-flooding</text:p>
      <text:p text:style-name="Code"><text:s text:c="2"/>bridge-group 255 spanning-disabled</text:p>
      <text:p text:style-name="Code"/>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
      <text:p text:style-name="Code">interface FastEthernet0.3</text:p>
      <text:p text:style-name="Code"><text:s text:c="2"/>encapsulation dot1Q 3</text:p>
      <text:p text:style-name="Code"><text:s text:c="2"/>no ip route-cache</text:p>
      <text:p text:style-name="Code"><text:soft-page-break/><text:s text:c="2"/>bridge-group 254</text:p>
      <text:p text:style-name="Code"><text:s text:c="2"/>no bridge-group 254 source-learning</text:p>
      <text:p text:style-name="Code"><text:s text:c="2"/>bridge-group 254 spanning-disabled</text:p>
      <text:p text:style-name="Code"/>
      <text:p text:style-name="Code">interface FastEthernet0.5</text:p>
      <text:p text:style-name="Code"><text:s text:c="2"/>encapsulation dot1Q 5</text:p>
      <text:p text:style-name="Code"><text:s text:c="2"/>no ip route-cache</text:p>
      <text:p text:style-name="Code"><text:s text:c="2"/>bridge-group 255</text:p>
      <text:p text:style-name="Code"><text:s text:c="2"/>no bridge-group 255 source-learning</text:p>
      <text:p text:style-name="Code"><text:s text:c="2"/>bridge-group 255 spanning-disabled</text:p>
      <text:p text:style-name="Text_20_body"/>
      <text:p text:style-name="Text_20_body">Then create the two SSIDs</text:p>
      <text:p text:style-name="Code">dot11 ssid PacketFence-Public</text:p>
      <text:p text:style-name="Code"><text:s text:c="2"/>vlan 3 backup normal</text:p>
      <text:p text:style-name="Code"><text:s text:c="2"/>authentication open eap eap_methods</text:p>
      <text:p text:style-name="Code"><text:s text:c="2"/>authentication key-management wpa</text:p>
      <text:p text:style-name="Code"/>
      <text:p text:style-name="Code">dot11 ssid PacketFence-Secure</text:p>
      <text:p text:style-name="Code"><text:s text:c="2"/>vlan 2 backup guest</text:p>
      <text:p text:style-name="Code"><text:s text:c="2"/>authentication open mac-address mac_methods</text:p>
      <text:p text:style-name="Code"><text:s text:c="2"/>mbssid guest-mode</text:p>
      <text:p text:style-name="Text_20_body"/>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 Be careful to change the secret key to a much stronger one. A 16 character random secret with digits, upper case and lower case characters is recommended. </text:p>
      <text:p text:style-name="Text_20_body"/>
      <text:p text:style-name="Heading_20_3"><text:soft-page-break/>Wireless LAN Controller (WLC) 2106 and 4400</text:p>
      <text:p text:style-name="Code">To be contributed...</text:p>
      <text:p text:style-name="Standard"/>
      <text:p text:style-name="Heading_20_3">Wireless Services Module (WiSM)</text:p>
      <text:p text:style-name="Code">To be contributed...</text:p>
      <text:p text:style-name="Standard"/>
      <text:list xml:id="list1019828433" text:continue-numbering="true" text:style-name="Outline">
        <text:list-item>
          <text:list>
            <text:list-item>
              <text:h text:style-name="Heading_20_2" text:outline-level="2"><text:bookmark text:name="__RefHeading__22018_1038895957"/>D-Link<text:bookmark-end text:name="__RefHeading__22018_1038895957"/></text:h>
            </text:list-item>
          </text:list>
        </text:list-item>
      </text:list>
      <text:p text:style-name="Heading_20_3">DWS 3026</text:p>
      <text:p text:style-name="Text_20_body"/>
      <text:p text:style-name="Code">To be contributed...</text:p>
      <text:p text:style-name="Text_20_body"/>
      <text:list xml:id="list1939049405" text:continue-numbering="true" text:style-name="Outline">
        <text:list-item>
          <text:list>
            <text:list-item>
              <text:h text:style-name="Heading_20_2" text:outline-level="2"><text:bookmark text:name="__RefHeading__17023_1684072385"/>Extricom<text:bookmark-end text:name="__RefHeading__17023_1684072385"/></text:h>
            </text:list-item>
          </text:list>
        </text:list-item>
      </text:list>
      <text:p text:style-name="Heading_20_3">EXSW Wireless Switches (Controllers)</text:p>
      <text:p text:style-name="Text_20_body">In order to have the Extricom controller working with PacketFence, you need to define two ESSID definition, one for the “public” network, and one for the “secure” network. <text:s/>This can be done under a very short time period since Extricom supports RADIUS assigned VLANs out of the box.</text:p>
      <text:p text:style-name="Text_20_body">You first need to configure you RADIUS server. <text:s/>This is done under the : <text:span text:style-name="T9">WLAN Settings -&gt; RADIUS tab</text:span>. <text:s/>Enter the PacketFence RADIUS server information. <text:s/>Don't forget to add your device in the <text:span text:style-name="Code_20__28_inline_29_">/etc/raddb/clients.conf</text:span> on the PacketFence server afterward. For the ESSID configuration. in the administration UI, go to <text:span text:style-name="T9">WLAN Settings -&gt; ESSID definitions</text:span>. <text:s/>Create the profiles per the following:</text:p>
      <text:list xml:id="list141085644" text:continue-numbering="true" text:style-name="Outline">
        <text:list-item>
          <text:list>
            <text:list-item>
              <text:list>
                <text:list-item>
                  <text:list>
                    <text:list-item>
                      <text:h text:style-name="P45" text:outline-level="4">Public SSID</text:h>
                    </text:list-item>
                  </text:list>
                </text:list-item>
              </text:list>
            </text:list-item>
          </text:list>
        </text:list-item>
      </text:list>
      <text:p text:style-name="P35">❏<text:tab/>MAC Authentication must be ticked</text:p>
      <text:p text:style-name="P35">❏<text:tab/>Encryption method needs to be set to None</text:p>
      <text:p text:style-name="P35">❏<text:tab/>Select PacketFence as the MAC Authentication RADIUS server (previously added)</text:p>
      <text:list xml:id="list1154035101" text:continue-numbering="true" text:style-name="Outline">
        <text:list-item>
          <text:list>
            <text:list-item>
              <text:list>
                <text:list-item>
                  <text:list>
                    <text:list-item>
                      <text:h text:style-name="P45" text:outline-level="4"><text:soft-page-break/>Secure SSID</text:h>
                    </text:list-item>
                  </text:list>
                </text:list-item>
              </text:list>
            </text:list-item>
          </text:list>
        </text:list-item>
      </text:list>
      <text:p text:style-name="P35">❏<text:tab/>Encryption method needs to be set to WPA Enterprise/WPA2 Enterprise</text:p>
      <text:p text:style-name="P35">❏<text:tab/>AES only needs to be selected</text:p>
      <text:p text:style-name="P35">❏<text:tab/>Select PacketFence as the RADIUS server (previously added)</text:p>
      <text:p text:style-name="P32"/>
      <text:p text:style-name="P32">The final step is to enable SNMP Agent and SNMP Traps on the controller. <text:s/>This is done under the following tab in the administrative UI : <text:span text:style-name="T9">Advanced -&gt; SNMP</text:span></text:p>
      <text:list xml:id="list545205484" text:continue-numbering="true" text:style-name="Outline">
        <text:list-item>
          <text:list>
            <text:list-item>
              <text:h text:style-name="Heading_20_2" text:outline-level="2"><text:bookmark text:name="__RefHeading__22020_1038895957"/>HP<text:bookmark-end text:name="__RefHeading__22020_1038895957"/></text:h>
            </text:list-item>
          </text:list>
        </text:list-item>
      </text:list>
      <text:p text:style-name="Heading_20_3">ProCurve Controller MSM710</text:p>
      <text:p text:style-name="Code">To be contributed...</text:p>
      <text:list xml:id="list705410520" text:continue-numbering="true" text:style-name="Outline">
        <text:list-item>
          <text:list>
            <text:list-item>
              <text:h text:style-name="Heading_20_2" text:outline-level="2"><text:bookmark text:name="__RefHeading__2242_1949182198"/>Meru<text:bookmark-end text:name="__RefHeading__2242_1949182198"/></text:h>
            </text:list-item>
          </text:list>
        </text:list-item>
      </text:list>
      <text:p text:style-name="Heading_20_3">Meru Controllers (MC)</text:p>
      <text:p text:style-name="Code">To be contributed...</text:p>
      <text:p text:style-name="Text_20_body"/>
      <text:list xml:id="list326957234" text:continue-numbering="true" text:style-name="Outline">
        <text:list-item>
          <text:list>
            <text:list-item>
              <text:h text:style-name="Heading_20_2" text:outline-level="2"><text:bookmark text:name="__RefHeading__2610_691561661"/>Motorola<text:bookmark-end text:name="__RefHeading__2610_691561661"/></text:h>
            </text:list-item>
          </text:list>
        </text:list-item>
      </text:list>
      <text:p text:style-name="Heading_20_3">Motorola RF Switches (Controllers)</text:p>
      <text:p text:style-name="Text_20_body">In order to have the Motorola controller working with PacketFence, you need to define two Wireless LANs definition, one for the “public” network, and one for the “secure” network. </text:p>
      <text:list xml:id="list509141846" text:continue-numbering="true" text:style-name="Outline">
        <text:list-item>
          <text:list>
            <text:list-item>
              <text:list>
                <text:list-item>
                  <text:list>
                    <text:list-item>
                      <text:h text:style-name="Heading_20_4" text:outline-level="4">Option for Public Wireless LAN</text:h>
                    </text:list-item>
                  </text:list>
                </text:list-item>
              </text:list>
            </text:list-item>
          </text:list>
        </text:list-item>
      </text:list>
      <text:p text:style-name="P35">❏<text:tab/>Check the Dynamic Assignment check-box</text:p>
      <text:p text:style-name="P35">❏<text:tab/>Select “MAC Authentication” under Authentication</text:p>
      <text:p text:style-name="P35">❏<text:tab/>Click “Config...” choose the Colon delimiter format</text:p>
      <text:p text:style-name="P35">❏<text:tab/>Un-check all encryption options</text:p>
      <text:p text:style-name="P35"><text:soft-page-break/>❏<text:tab/>Under RADIUS put in PacketFence's RADIUS Server information</text:p>
      <text:list xml:id="list174235108" text:continue-numbering="true" text:style-name="Outline">
        <text:list-item>
          <text:list>
            <text:list-item>
              <text:list>
                <text:list-item>
                  <text:list>
                    <text:list-item>
                      <text:h text:style-name="Heading_20_4" text:outline-level="4">Option for Secure Wireless LAN</text:h>
                    </text:list-item>
                  </text:list>
                </text:list-item>
              </text:list>
            </text:list-item>
          </text:list>
        </text:list-item>
      </text:list>
      <text:p text:style-name="P35">❏<text:tab/>Check the Dynamic Assignment check-box</text:p>
      <text:p text:style-name="P35">❏<text:tab/>Select “802.1X EAP” under Authentication</text:p>
      <text:p text:style-name="P35">❏<text:tab/>Check WPA/WPA2-TKIP encryption option</text:p>
      <text:p text:style-name="P35">❏<text:tab/>Under RADIUS put in PacketFence's RADIUS Server information</text:p>
      <text:list xml:id="list2098811976" text:continue-numbering="true" text:style-name="Outline">
        <text:list-item>
          <text:list>
            <text:list-item>
              <text:list>
                <text:list-item>
                  <text:list>
                    <text:list-item>
                      <text:h text:style-name="Heading_20_4" text:outline-level="4">SNMP Global configuration</text:h>
                    </text:list-item>
                  </text:list>
                </text:list-item>
              </text:list>
            </text:list-item>
          </text:list>
        </text:list-item>
      </text:list>
      <text:p text:style-name="P32">Add the two Read-Only and Read-Write users under <text:span text:style-name="T9">Management Access -&gt; SNMP Access</text:span>.</text:p>
      <text:p text:style-name="P33"><text:span text:style-name="T8">Don't forget to add your device in the </text:span><text:span text:style-name="Code_20__28_inline_29_"><text:span text:style-name="T8">/etc/raddb/clients.conf</text:span></text:span><text:span text:style-name="T8"> on the PacketFence server afterward.</text:span></text:p>
      <text:p text:style-name="P34"/>
      <text:list xml:id="list916057691" text:continue-numbering="true" text:style-name="Outline">
        <text:list-item>
          <text:list>
            <text:list-item>
              <text:h text:style-name="Heading_20_2" text:outline-level="2"><text:bookmark text:name="__RefHeading__2404_647845087"/>Xirrus<text:bookmark-end text:name="__RefHeading__2404_647845087"/></text:h>
            </text:list-item>
          </text:list>
        </text:list-item>
      </text:list>
      <text:p text:style-name="Heading_20_3">Xirrus WiFi Arrays</text:p>
      <text:p text:style-name="Text_20_body">Xirrus Access Points can be configured to work with PacketFence quickly since Xirrus supports RADIUS assigned VLANs out of the box.</text:p>
      <text:p text:style-name="Text_20_body">First, RADIUS server configuration. Set the RADIUS server to be PacketFence's IP: </text:p>
      <text:p text:style-name="Code">radius-server <text:s/>! (global settings)<text:line-break/> <text:s/>!<text:line-break/> <text:s/>external<text:line-break/> <text:s text:c="3"/>primary <text:s text:c="4"/>server 192.168.1.5<text:line-break/> <text:s text:c="3"/>primary <text:s text:c="4"/>secret useStrongerSecret<text:line-break/> <text:s text:c="3"/>!<text:line-break/> <text:s text:c="3"/>accounting<text:line-break/> <text:s text:c="5"/>primary <text:s text:c="2"/>server 192.168.1.5<text:line-break/> <text:s text:c="5"/>primary <text:s text:c="2"/>secret useStrongerSecret<text:line-break/> <text:s text:c="3"/>exit<text:line-break/> <text:s/>exit<text:line-break/>exit</text:p>
      <text:p text:style-name="Text_20_body"/>
      <text:p text:style-name="Text_20_body">Then don't forget to add your device in the <text:span text:style-name="Code_20__28_inline_29_">/etc/raddb/clients.conf</text:span> on the PacketFence server afterward. </text:p>
      <text:p text:style-name="P32">Enable SNMP Agent on the access point:</text:p>
      <text:p text:style-name="Code"><text:soft-page-break/>snmp<text:line-break/> <text:s/>!<text:line-break/> <text:s/>v2<text:line-break/> <text:s text:c="3"/>community read-write public<text:line-break/> <text:s text:c="3"/>community read-only public<text:line-break/> <text:s/>exit<text:line-break/> <text:s/>!<text:line-break/>exit</text:p>
      <text:p text:style-name="P33"/>
      <text:p text:style-name="P32">Finally, don't forget to create the SSID you want and the proper bindings with the LAN. Open SSID should be configured to perform MAC Authentication and Secure SSID should be configured to perform 802.1X (WPA-Enterprise or WPA2-Enterprise).</text:p>
      <text:list xml:id="list1620909975" text:continue-numbering="true" text:style-name="Outline">
        <text:list-item>
          <text:h text:style-name="P53"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405966664"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275738010"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margin-top="0.4cm" fo:margin-bottom="0.42cm" fo:text-indent="0cm" style:auto-text-indent="false" style:page-number="auto" fo:background-color="transparent" style:shadow="none" fo:keep-with-next="auto">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3</text:chapter></text:p>
      </style:header>
      <style:footer>
        <text:p text:style-name="MP1">© 2008-2011 Inverse inc.<text:tab/><text:chapter text:display="name" text:outline-level="1">Switch configuration</text:chapter><text:tab/><text:page-number text:select-page="current">1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1-04-19T16:26:25</dc:date>
    <meta:editing-cycles>876</meta:editing-cycles>
    <meta:editing-duration>PT353H56M48S</meta:editing-duration>
    <meta:printed-by>Olivier Bilodeau</meta:printed-by>
    <meta:print-date>2010-07-14T16:24:11</meta:print-date>
    <meta:document-statistic meta:table-count="1" meta:image-count="2" meta:object-count="0" meta:page-count="52" meta:paragraph-count="975" meta:word-count="6842" meta:character-count="48142"/>
    <meta:user-defined meta:name="Info 1"/>
    <meta:user-defined meta:name="Info 2"/>
    <meta:user-defined meta:name="Info 3"/>
    <meta:user-defined meta:name="Info 4"/>
  </office:meta>
</office:document-meta>
</file>